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"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number-columns-repeated="5" table:default-cell-style-name="ce3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7"/>
          <table:table-cell table:style-name="ce1"/>
          <table:table-cell table:number-columns-repeated="8"/>
        </table:table-row>
        <table:table-row table:style-name="ro1">
          <table:table-cell table:style-name="ce1" office:value-type="string">
            <text:p>circolazion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nazionale</text:p>
          </table:table-cell>
          <table:table-cell table:style-name="Default" office:value-type="float" office:value="41">
            <text:p>41</text:p>
          </table:table-cell>
          <table:table-cell office:value-type="float" office:value="33">
            <text:p>33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153">
            <text:p>153</text:p>
          </table:table-cell>
          <table:table-cell/>
          <table:table-cell>
            <draw:frame table:end-cell-address="Sheet1.Q22" table:end-x="0.259cm" table:end-y="0.387cm" draw:z-index="0" draw:style-name="gr1" draw:text-style-name="P1" svg:width="15.999cm" svg:height="8.869cm" svg:x="0.067cm" svg:y="0.099cm">
              <draw:object draw:notify-on-update-of-ranges="Sheet1.B2:Sheet1.H2 Sheet1.A3:Sheet1.A3 Sheet1.B3:Sheet1.H3 Sheet1.A4:Sheet1.A4 Sheet1.B4:Sheet1.H4 Sheet1.A5:Sheet1.A5 Sheet1.B5:Sheet1.H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X22" table:end-x="1.149cm" table:end-y="0.353cm" draw:z-index="1" draw:style-name="gr1" draw:text-style-name="P1" svg:width="15.999cm" svg:height="8.869cm" svg:x="0.956cm" svg:y="0.065cm">
              <draw:object draw:notify-on-update-of-ranges="Sheet1.B6:Sheet1.H6 Sheet1.A7:Sheet1.A7 Sheet1.B7:Sheet1.H7 Sheet1.A8:Sheet1.A8 Sheet1.B8:Sheet1.H8 Sheet1.A9:Sheet1.A9 Sheet1.B9:Sheet1.H9 Sheet1.A10:Sheet1.A10 Sheet1.B10:Sheet1.H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nternazionale</text:p>
          </table:table-cell>
          <table:table-cell table:style-name="Default" office:value-type="float" office:value="39">
            <text:p>39</text:p>
          </table:table-cell>
          <table:table-cell office:value-type="float" office:value="18">
            <text:p>18</text:p>
          </table:table-cell>
          <table:table-cell table:style-name="Default" office:value-type="float" office:value="1235">
            <text:p>123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329">
            <text:p>329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style-name="ce2" table:formula="of:=[.B$33]-([.B3]+[.B4])" office:value-type="float" office:value="205">
            <text:p>205</text:p>
          </table:table-cell>
          <table:table-cell table:formula="of:=[.C$33]-([.C3]+[.C4])" office:value-type="float" office:value="3">
            <text:p>3</text:p>
          </table:table-cell>
          <table:table-cell table:style-name="ce2" table:formula="of:=[.D$33]-([.D3]+[.D4])" office:value-type="float" office:value="68">
            <text:p>68</text:p>
          </table:table-cell>
          <table:table-cell table:style-name="ce2" table:formula="of:=[.E$33]-([.E3]+[.E4])" office:value-type="float" office:value="251">
            <text:p>251</text:p>
          </table:table-cell>
          <table:table-cell table:style-name="ce2" table:formula="of:=[.F$33]-([.F3]+[.F4])" office:value-type="float" office:value="344">
            <text:p>344</text:p>
          </table:table-cell>
          <table:table-cell table:style-name="ce2" office:value-type="float" office:value="1261">
            <text:p>1261</text:p>
          </table:table-cell>
          <table:table-cell table:style-name="ce2" office:value-type="float" office:value="1754">
            <text:p>175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diritti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closed</text:p>
          </table:table-cell>
          <table:table-cell table:style-name="Default" office:value-type="float" office:value="87">
            <text:p>87</text:p>
          </table:table-cell>
          <table:table-cell office:value-type="float" office:value="34">
            <text:p>34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120">
            <text:p>1120</text:p>
          </table:table-cell>
          <table:table-cell table:number-columns-repeated="9"/>
        </table:table-row>
        <table:table-row table:style-name="ro1">
          <table:table-cell office:value-type="string">
            <text:p>open</text:p>
          </table:table-cell>
          <table:table-cell table:style-name="Default" office:value-type="float" office:value="22">
            <text:p>22</text:p>
          </table:table-cell>
          <table:table-cell office:value-type="float" office:value="4">
            <text:p>4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153">
            <text:p>153</text:p>
          </table:table-cell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table:style-name="Default" office:value-type="float" office:value="115">
            <text:p>115</text:p>
          </table:table-cell>
          <table:table-cell office:value-type="float" office:value="10">
            <text:p>10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494">
            <text:p>494</text:p>
          </table:table-cell>
          <table:table-cell table:style-name="Default" office:value-type="float" office:value="548">
            <text:p>548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style-name="ce2" table:formula="of:=[.B$33]-SUM([.B7:.B9])" office:value-type="float" office:value="61">
            <text:p>61</text:p>
          </table:table-cell>
          <table:table-cell table:formula="of:=[.C$33]-SUM([.C7:.C9])" office:value-type="float" office:value="6">
            <text:p>6</text:p>
          </table:table-cell>
          <table:table-cell table:style-name="ce2" table:formula="of:=[.D$33]-SUM([.D7:.D9])" office:value-type="float" office:value="143">
            <text:p>143</text:p>
          </table:table-cell>
          <table:table-cell table:style-name="ce2" table:formula="of:=[.E$33]-SUM([.E7:.E9])" office:value-type="float" office:value="57">
            <text:p>57</text:p>
          </table:table-cell>
          <table:table-cell table:style-name="ce2" table:formula="of:=[.F$33]-SUM([.F7:.F9])" office:value-type="float" office:value="59">
            <text:p>59</text:p>
          </table:table-cell>
          <table:table-cell table:style-name="ce2" table:formula="of:=[.G$33]-SUM([.G7:.G9])" office:value-type="float" office:value="411">
            <text:p>411</text:p>
          </table:table-cell>
          <table:table-cell table:style-name="ce2" table:formula="of:=[.H$33]-SUM([.H7:.H9])" office:value-type="float" office:value="415">
            <text:p>41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lingu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ita</text:p>
          </table:table-cell>
          <table:table-cell table:style-name="Default" office:value-type="float" office:value="115">
            <text:p>115</text:p>
          </table:table-cell>
          <table:table-cell office:value-type="float" office:value="35">
            <text:p>35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963">
            <text:p>963</text:p>
          </table:table-cell>
          <table:table-cell table:style-name="Default" office:value-type="float" office:value="1369">
            <text:p>1369</text:p>
          </table:table-cell>
          <table:table-cell table:number-columns-repeated="9"/>
        </table:table-row>
        <table:table-row table:style-name="ro1">
          <table:table-cell office:value-type="string">
            <text:p>eng</text:p>
          </table:table-cell>
          <table:table-cell table:style-name="Default" office:value-type="float" office:value="61">
            <text:p>61</text:p>
          </table:table-cell>
          <table:table-cell office:value-type="float" office:value="15">
            <text:p>15</text:p>
          </table:table-cell>
          <table:table-cell table:style-name="Default" office:value-type="float" office:value="1153">
            <text:p>1153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764">
            <text:p>764</text:p>
          </table:table-cell>
          <table:table-cell table:style-name="Default" office:value-type="float" office:value="726">
            <text:p>726</text:p>
          </table:table-cell>
          <table:table-cell table:number-columns-repeated="9"/>
        </table:table-row>
        <table:table-row table:style-name="ro1">
          <table:table-cell office:value-type="string">
            <text:p>ger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string">
            <text:p>spa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fra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por</text:p>
          </table:table-cell>
          <table:table-cell table:style-name="Default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jpn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i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ara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nld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at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u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ur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heb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>
            <draw:frame table:end-cell-address="Sheet1.X59" table:end-x="1.028cm" table:end-y="0.201cm" draw:z-index="3" draw:style-name="gr1" draw:text-style-name="P1" svg:width="32.746cm" svg:height="15.503cm" svg:x="2.153cm" svg:y="0.053cm">
              <draw:object draw:notify-on-update-of-ranges="Sheet1.B70:Sheet1.H70 Sheet1.A71:Sheet1.A71 Sheet1.B71:Sheet1.H71 Sheet1.A72:Sheet1.A72 Sheet1.B72:Sheet1.H72 Sheet1.A73:Sheet1.A73 Sheet1.B73:Sheet1.H73 Sheet1.A74:Sheet1.A74 Sheet1.B74:Sheet1.H74 Sheet1.A75:Sheet1.A75 Sheet1.B75:Sheet1.H75 Sheet1.A76:Sheet1.A76 Sheet1.B76:Sheet1.H76 Sheet1.A77:Sheet1.A77 Sheet1.B77:Sheet1.H77 Sheet1.A78:Sheet1.A78 Sheet1.B78:Sheet1.H78 Sheet1.A79:Sheet1.A79 Sheet1.B79:Sheet1.H79 Sheet1.A80:Sheet1.A80 Sheet1.B80:Sheet1.H80 Sheet1.A81:Sheet1.A81 Sheet1.B81:Sheet1.H81 Sheet1.A82:Sheet1.A82 Sheet1.B82:Sheet1.H82 Sheet1.A83:Sheet1.A83 Sheet1.B83:Sheet1.H83 Sheet1.A84:Sheet1.A84 Sheet1.B84:Sheet1.H84 Sheet1.A85:Sheet1.A85 Sheet1.B85:Sheet1.H85 Sheet1.A86:Sheet1.A86 Sheet1.B86:Sheet1.H86 Sheet1.A87:Sheet1.A87 Sheet1.B87:Sheet1.H87 Sheet1.A88:Sheet1.A88 Sheet1.B88:Sheet1.H88 Sheet1.A89:Sheet1.A89 Sheet1.B89:Sheet1.H89 Sheet1.A90:Sheet1.A90 Sheet1.B90:Sheet1.H9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rus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swe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gre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bul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tha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style-name="ce2" table:formula="of:=[.B$33]-SUM([.B12:.B25])" office:value-type="float" office:value="102">
            <text:p>102</text:p>
          </table:table-cell>
          <table:table-cell table:formula="of:=[.C$33]-SUM([.C12:.C25])" office:value-type="float" office:value="3">
            <text:p>3</text:p>
          </table:table-cell>
          <table:table-cell table:style-name="ce2" table:formula="of:=[.D$33]-SUM([.D12:.D25])" office:value-type="float" office:value="91">
            <text:p>91</text:p>
          </table:table-cell>
          <table:table-cell table:style-name="ce2" office:value-type="float" office:value="37">
            <text:p>37</text:p>
          </table:table-cell>
          <table:table-cell table:style-name="ce2" table:formula="of:=[.F$33]-SUM([.F12:.F25])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table:formula="of:=[.H$33]-SUM([.H12:.H25])" office:value-type="float" office:value="49">
            <text:p>4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1" office:value-type="string">
            <text:p>totale</text:p>
          </table:table-cell>
          <table:table-cell table:style-name="Default" office:value-type="float" office:value="285">
            <text:p>285</text:p>
          </table:table-cell>
          <table:table-cell table:style-name="ce4" office:value-type="float" office:value="54">
            <text:p>54</text:p>
          </table:table-cell>
          <table:table-cell table:style-name="Default" office:value-type="float" office:value="1481">
            <text:p>1481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768">
            <text:p>1768</text:p>
          </table:table-cell>
          <table:table-cell table:style-name="Default" office:value-type="float" office:value="2236">
            <text:p>2236</text:p>
          </table:table-cell>
          <table:table-cell table:number-columns-repeated="9"/>
        </table:table-row>
        <table:table-row table:style-name="ro1">
          <table:table-cell table:style-name="ce1"/>
          <table:table-cell table:style-name="Default"/>
          <table:table-cell table:style-name="ce5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style-name="ce1" office:value-type="string">
            <text:p>circolazion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nazionale</text:p>
          </table:table-cell>
          <table:table-cell table:formula="of:=([.B3]*100)/[.B$33]" office:value-type="float" office:value="14.3859649122807">
            <text:p>14.39</text:p>
          </table:table-cell>
          <table:table-cell table:style-name="ce3" table:formula="of:=([.C3]*100)/[.C$33]" office:value-type="float" office:value="61.1111111111111">
            <text:p>61.11</text:p>
          </table:table-cell>
          <table:table-cell table:formula="of:=([.D3]*100)/[.D$33]" office:value-type="float" office:value="12.018906144497">
            <text:p>12.02</text:p>
          </table:table-cell>
          <table:table-cell table:formula="of:=([.E3]*100)/[.E$33]" office:value-type="float" office:value="17.0588235294118">
            <text:p>17.06</text:p>
          </table:table-cell>
          <table:table-cell table:formula="of:=([.F3]*100)/[.F$33]" office:value-type="float" office:value="18.6666666666667">
            <text:p>18.67</text:p>
          </table:table-cell>
          <table:table-cell table:formula="of:=([.G3]*100)/[.G$33]" office:value-type="float" office:value="17.8733031674208">
            <text:p>17.87</text:p>
          </table:table-cell>
          <table:table-cell table:formula="of:=([.H3]*100)/[.H$33]" office:value-type="float" office:value="6.84257602862254">
            <text:p>6.84</text:p>
          </table:table-cell>
          <table:table-cell table:number-columns-repeated="9"/>
        </table:table-row>
        <table:table-row table:style-name="ro1">
          <table:table-cell office:value-type="string">
            <text:p>internazionale</text:p>
          </table:table-cell>
          <table:table-cell table:formula="of:=([.B4]*100)/[.B$33]" office:value-type="float" office:value="13.6842105263158">
            <text:p>13.68</text:p>
          </table:table-cell>
          <table:table-cell table:style-name="ce3" table:formula="of:=([.C4]*100)/[.C$33]" office:value-type="float" office:value="33.3333333333333">
            <text:p>33.33</text:p>
          </table:table-cell>
          <table:table-cell table:formula="of:=([.D4]*100)/[.D$33]" office:value-type="float" office:value="83.3896016205267">
            <text:p>83.39</text:p>
          </table:table-cell>
          <table:table-cell table:formula="of:=([.E4]*100)/[.E$33]" office:value-type="float" office:value="9.11764705882353">
            <text:p>9.12</text:p>
          </table:table-cell>
          <table:table-cell table:formula="of:=([.F4]*100)/[.F$33]" office:value-type="float" office:value="4.88888888888889">
            <text:p>4.89</text:p>
          </table:table-cell>
          <table:table-cell table:formula="of:=([.G4]*100)/[.G$33]" office:value-type="float" office:value="10.7466063348416">
            <text:p>10.75</text:p>
          </table:table-cell>
          <table:table-cell table:formula="of:=([.H4]*100)/[.H$33]" office:value-type="float" office:value="14.7137745974955">
            <text:p>14.71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formula="of:=([.B5]*100)/[.B$33]" office:value-type="float" office:value="71.9298245614035">
            <text:p>71.93</text:p>
          </table:table-cell>
          <table:table-cell table:style-name="ce3" table:formula="of:=([.C5]*100)/[.C$33]" office:value-type="float" office:value="5.55555555555556">
            <text:p>5.56</text:p>
          </table:table-cell>
          <table:table-cell table:formula="of:=([.D5]*100)/[.D$33]" office:value-type="float" office:value="4.59149223497637">
            <text:p>4.59</text:p>
          </table:table-cell>
          <table:table-cell table:formula="of:=([.E5]*100)/[.E$33]" office:value-type="float" office:value="73.8235294117647">
            <text:p>73.82</text:p>
          </table:table-cell>
          <table:table-cell table:formula="of:=([.F5]*100)/[.F$33]" office:value-type="float" office:value="76.4444444444444">
            <text:p>76.44</text:p>
          </table:table-cell>
          <table:table-cell table:formula="of:=([.G5]*100)/[.G$33]" office:value-type="float" office:value="71.3235294117647">
            <text:p>71.32</text:p>
          </table:table-cell>
          <table:table-cell table:formula="of:=([.H5]*100)/[.H$33]" office:value-type="float" office:value="78.4436493738819">
            <text:p>78.4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diritti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closed</text:p>
          </table:table-cell>
          <table:table-cell table:formula="of:=([.B7]*100)/[.B$33]" office:value-type="float" office:value="30.5263157894737">
            <text:p>30.53</text:p>
          </table:table-cell>
          <table:table-cell table:style-name="ce3" table:formula="of:=([.C7]*100)/[.C$33]" office:value-type="float" office:value="62.962962962963">
            <text:p>62.96</text:p>
          </table:table-cell>
          <table:table-cell table:formula="of:=([.D7]*100)/[.D$33]" office:value-type="float" office:value="53.4773801485483">
            <text:p>53.48</text:p>
          </table:table-cell>
          <table:table-cell table:formula="of:=([.E7]*100)/[.E$33]" office:value-type="float" office:value="38.2352941176471">
            <text:p>38.24</text:p>
          </table:table-cell>
          <table:table-cell table:formula="of:=([.F7]*100)/[.F$33]" office:value-type="float" office:value="52.8888888888889">
            <text:p>52.89</text:p>
          </table:table-cell>
          <table:table-cell table:formula="of:=([.G7]*100)/[.G$33]" office:value-type="float" office:value="35.6334841628959">
            <text:p>35.63</text:p>
          </table:table-cell>
          <table:table-cell table:formula="of:=([.H7]*100)/[.H$33]" office:value-type="float" office:value="50.0894454382827">
            <text:p>50.09</text:p>
          </table:table-cell>
          <table:table-cell table:number-columns-repeated="9"/>
        </table:table-row>
        <table:table-row table:style-name="ro1">
          <table:table-cell office:value-type="string">
            <text:p>open</text:p>
          </table:table-cell>
          <table:table-cell table:formula="of:=([.B8]*100)/[.B$33]" office:value-type="float" office:value="7.71929824561404">
            <text:p>7.72</text:p>
          </table:table-cell>
          <table:table-cell table:style-name="ce3" table:formula="of:=([.C8]*100)/[.C$33]" office:value-type="float" office:value="7.40740740740741">
            <text:p>7.41</text:p>
          </table:table-cell>
          <table:table-cell table:formula="of:=([.D8]*100)/[.D$33]" office:value-type="float" office:value="14.2471303173531">
            <text:p>14.25</text:p>
          </table:table-cell>
          <table:table-cell table:formula="of:=([.E8]*100)/[.E$33]" office:value-type="float" office:value="5.88235294117647">
            <text:p>5.88</text:p>
          </table:table-cell>
          <table:table-cell table:formula="of:=([.F8]*100)/[.F$33]" office:value-type="float" office:value="7.77777777777778">
            <text:p>7.78</text:p>
          </table:table-cell>
          <table:table-cell table:formula="of:=([.G8]*100)/[.G$33]" office:value-type="float" office:value="13.1787330316742">
            <text:p>13.18</text:p>
          </table:table-cell>
          <table:table-cell table:formula="of:=([.H8]*100)/[.H$33]" office:value-type="float" office:value="6.84257602862254">
            <text:p>6.84</text:p>
          </table:table-cell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table:formula="of:=([.B9]*100)/[.B$33]" office:value-type="float" office:value="40.3508771929825">
            <text:p>40.35</text:p>
          </table:table-cell>
          <table:table-cell table:style-name="ce3" table:formula="of:=([.C9]*100)/[.C$33]" office:value-type="float" office:value="18.5185185185185">
            <text:p>18.52</text:p>
          </table:table-cell>
          <table:table-cell table:formula="of:=([.D9]*100)/[.D$33]" office:value-type="float" office:value="22.6198514517218">
            <text:p>22.62</text:p>
          </table:table-cell>
          <table:table-cell table:formula="of:=([.E9]*100)/[.E$33]" office:value-type="float" office:value="39.1176470588235">
            <text:p>39.12</text:p>
          </table:table-cell>
          <table:table-cell table:formula="of:=([.F9]*100)/[.F$33]" office:value-type="float" office:value="26.2222222222222">
            <text:p>26.22</text:p>
          </table:table-cell>
          <table:table-cell table:formula="of:=([.G9]*100)/[.G$33]" office:value-type="float" office:value="27.9411764705882">
            <text:p>27.94</text:p>
          </table:table-cell>
          <table:table-cell table:formula="of:=([.H9]*100)/[.H$33]" office:value-type="float" office:value="24.5080500894454">
            <text:p>24.51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formula="of:=([.B10]*100)/[.B$33]" office:value-type="float" office:value="21.4035087719298">
            <text:p>21.40</text:p>
          </table:table-cell>
          <table:table-cell table:style-name="ce3" table:formula="of:=([.C10]*100)/[.C$33]" office:value-type="float" office:value="11.1111111111111">
            <text:p>11.11</text:p>
          </table:table-cell>
          <table:table-cell table:formula="of:=([.D10]*100)/[.D$33]" office:value-type="float" office:value="9.65563808237677">
            <text:p>9.66</text:p>
          </table:table-cell>
          <table:table-cell table:formula="of:=([.E10]*100)/[.E$33]" office:value-type="float" office:value="16.7647058823529">
            <text:p>16.76</text:p>
          </table:table-cell>
          <table:table-cell table:formula="of:=([.F10]*100)/[.F$33]" office:value-type="float" office:value="13.1111111111111">
            <text:p>13.11</text:p>
          </table:table-cell>
          <table:table-cell table:formula="of:=([.G10]*100)/[.G$33]" office:value-type="float" office:value="23.2466063348416">
            <text:p>23.25</text:p>
          </table:table-cell>
          <table:table-cell table:formula="of:=([.H10]*100)/[.H$33]" office:value-type="float" office:value="18.5599284436494">
            <text:p>18.5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lingu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ita</text:p>
          </table:table-cell>
          <table:table-cell table:formula="of:=([.B12]*100)/[.B$33]" office:value-type="float" office:value="40.3508771929825">
            <text:p>40.35</text:p>
          </table:table-cell>
          <table:table-cell table:style-name="ce3" table:formula="of:=([.C12]*100)/[.C$33]" office:value-type="float" office:value="64.8148148148148">
            <text:p>64.81</text:p>
          </table:table-cell>
          <table:table-cell table:formula="of:=([.D12]*100)/[.D$33]" office:value-type="float" office:value="14.5172180958812">
            <text:p>14.52</text:p>
          </table:table-cell>
          <table:table-cell table:formula="of:=([.E12]*100)/[.E$33]" office:value-type="float" office:value="76.1764705882353">
            <text:p>76.18</text:p>
          </table:table-cell>
          <table:table-cell table:formula="of:=([.F12]*100)/[.F$33]" office:value-type="float" office:value="64.8888888888889">
            <text:p>64.89</text:p>
          </table:table-cell>
          <table:table-cell table:formula="of:=([.G12]*100)/[.G$33]" office:value-type="float" office:value="54.4683257918552">
            <text:p>54.47</text:p>
          </table:table-cell>
          <table:table-cell table:formula="of:=([.H12]*100)/[.H$33]" office:value-type="float" office:value="61.2254025044723">
            <text:p>61.23</text:p>
          </table:table-cell>
          <table:table-cell table:number-columns-repeated="9"/>
        </table:table-row>
        <table:table-row table:style-name="ro1">
          <table:table-cell office:value-type="string">
            <text:p>eng</text:p>
          </table:table-cell>
          <table:table-cell table:formula="of:=([.B13]*100)/[.B$33]" office:value-type="float" office:value="21.4035087719298">
            <text:p>21.40</text:p>
          </table:table-cell>
          <table:table-cell table:style-name="ce3" table:formula="of:=([.C13]*100)/[.C$33]" office:value-type="float" office:value="27.7777777777778">
            <text:p>27.78</text:p>
          </table:table-cell>
          <table:table-cell table:formula="of:=([.D13]*100)/[.D$33]" office:value-type="float" office:value="77.8528021607022">
            <text:p>77.85</text:p>
          </table:table-cell>
          <table:table-cell table:formula="of:=([.E13]*100)/[.E$33]" office:value-type="float" office:value="41.4705882352941">
            <text:p>41.47</text:p>
          </table:table-cell>
          <table:table-cell table:formula="of:=([.F13]*100)/[.F$33]" office:value-type="float" office:value="28.4444444444444">
            <text:p>28.44</text:p>
          </table:table-cell>
          <table:table-cell table:formula="of:=([.G13]*100)/[.G$33]" office:value-type="float" office:value="43.2126696832579">
            <text:p>43.21</text:p>
          </table:table-cell>
          <table:table-cell table:formula="of:=([.H13]*100)/[.H$33]" office:value-type="float" office:value="32.4686940966011">
            <text:p>32.47</text:p>
          </table:table-cell>
          <table:table-cell table:number-columns-repeated="9"/>
        </table:table-row>
        <table:table-row table:style-name="ro1">
          <table:table-cell office:value-type="string">
            <text:p>ger</text:p>
          </table:table-cell>
          <table:table-cell table:formula="of:=([.B14]*100)/[.B$33]" office:value-type="float" office:value="0.350877192982456">
            <text:p>0.35</text:p>
          </table:table-cell>
          <table:table-cell table:style-name="ce3" table:formula="of:=([.C14]*100)/[.C$33]" office:value-type="float" office:value="1.85185185185185">
            <text:p>1.85</text:p>
          </table:table-cell>
          <table:table-cell table:formula="of:=([.D14]*100)/[.D$33]" office:value-type="float" office:value="0.0675219446320054">
            <text:p>0.07</text:p>
          </table:table-cell>
          <table:table-cell table:formula="of:=([.E14]*100)/[.E$33]" office:value-type="float" office:value="0.294117647058823">
            <text:p>0.29</text:p>
          </table:table-cell>
          <table:table-cell table:formula="of:=([.F14]*100)/[.F$33]" office:value-type="float" office:value="0.222222222222222">
            <text:p>0.22</text:p>
          </table:table-cell>
          <table:table-cell table:formula="of:=([.G14]*100)/[.G$33]" office:value-type="float" office:value="1.64027149321267">
            <text:p>1.64</text:p>
          </table:table-cell>
          <table:table-cell table:formula="of:=([.H14]*100)/[.H$33]" office:value-type="float" office:value="0.491949910554562">
            <text:p>0.49</text:p>
          </table:table-cell>
          <table:table-cell table:number-columns-repeated="9"/>
        </table:table-row>
        <table:table-row table:style-name="ro1">
          <table:table-cell office:value-type="string">
            <text:p>spa</text:p>
          </table:table-cell>
          <table:table-cell table:formula="of:=([.B15]*100)/[.B$33]" office:value-type="float" office:value="0.350877192982456">
            <text:p>0.35</text:p>
          </table:table-cell>
          <table:table-cell table:style-name="ce3" table:formula="of:=([.C15]*100)/[.C$33]" office:value-type="float" office:value="0">
            <text:p>0.00</text:p>
          </table:table-cell>
          <table:table-cell table:formula="of:=([.D15]*100)/[.D$33]" office:value-type="float" office:value="0.472653612424038">
            <text:p>0.47</text:p>
          </table:table-cell>
          <table:table-cell table:formula="of:=([.E15]*100)/[.E$33]" office:value-type="float" office:value="2.35294117647059">
            <text:p>2.35</text:p>
          </table:table-cell>
          <table:table-cell table:formula="of:=([.F15]*100)/[.F$33]" office:value-type="float" office:value="1.11111111111111">
            <text:p>1.11</text:p>
          </table:table-cell>
          <table:table-cell table:formula="of:=([.G15]*100)/[.G$33]" office:value-type="float" office:value="1.13122171945701">
            <text:p>1.13</text:p>
          </table:table-cell>
          <table:table-cell table:formula="of:=([.H15]*100)/[.H$33]" office:value-type="float" office:value="0.805008944543828">
            <text:p>0.81</text:p>
          </table:table-cell>
          <table:table-cell table:number-columns-repeated="9"/>
        </table:table-row>
        <table:table-row table:style-name="ro1">
          <table:table-cell office:value-type="string">
            <text:p>fra</text:p>
          </table:table-cell>
          <table:table-cell table:formula="of:=([.B16]*100)/[.B$33]" office:value-type="float" office:value="0">
            <text:p>0.00</text:p>
          </table:table-cell>
          <table:table-cell table:style-name="ce3" table:formula="of:=([.C16]*100)/[.C$33]" office:value-type="float" office:value="0">
            <text:p>0.00</text:p>
          </table:table-cell>
          <table:table-cell table:formula="of:=([.D16]*100)/[.D$33]" office:value-type="float" office:value="0.270087778528022">
            <text:p>0.27</text:p>
          </table:table-cell>
          <table:table-cell table:formula="of:=([.E16]*100)/[.E$33]" office:value-type="float" office:value="0.588235294117647">
            <text:p>0.59</text:p>
          </table:table-cell>
          <table:table-cell table:formula="of:=([.F16]*100)/[.F$33]" office:value-type="float" office:value="0.888888888888889">
            <text:p>0.89</text:p>
          </table:table-cell>
          <table:table-cell table:formula="of:=([.G16]*100)/[.G$33]" office:value-type="float" office:value="0.452488687782805">
            <text:p>0.45</text:p>
          </table:table-cell>
          <table:table-cell table:formula="of:=([.H16]*100)/[.H$33]" office:value-type="float" office:value="1.83363148479428">
            <text:p>1.83</text:p>
          </table:table-cell>
          <table:table-cell table:number-columns-repeated="9"/>
        </table:table-row>
        <table:table-row table:style-name="ro1">
          <table:table-cell office:value-type="string">
            <text:p>por</text:p>
          </table:table-cell>
          <table:table-cell table:formula="of:=([.B17]*100)/[.B$33]" office:value-type="float" office:value="0.701754385964912">
            <text:p>0.70</text:p>
          </table:table-cell>
          <table:table-cell table:style-name="ce3" table:formula="of:=([.C17]*100)/[.C$33]" office:value-type="float" office:value="0">
            <text:p>0.00</text:p>
          </table:table-cell>
          <table:table-cell table:formula="of:=([.D17]*100)/[.D$33]" office:value-type="float" office:value="0.337609723160027">
            <text:p>0.34</text:p>
          </table:table-cell>
          <table:table-cell table:formula="of:=([.E17]*100)/[.E$33]" office:value-type="float" office:value="0.294117647058823">
            <text:p>0.29</text:p>
          </table:table-cell>
          <table:table-cell table:formula="of:=([.F17]*100)/[.F$33]" office:value-type="float" office:value="0.666666666666667">
            <text:p>0.67</text:p>
          </table:table-cell>
          <table:table-cell table:formula="of:=([.G17]*100)/[.G$33]" office:value-type="float" office:value="0.565610859728507">
            <text:p>0.57</text:p>
          </table:table-cell>
          <table:table-cell table:formula="of:=([.H17]*100)/[.H$33]" office:value-type="float" office:value="0.536672629695886">
            <text:p>0.54</text:p>
          </table:table-cell>
          <table:table-cell table:number-columns-repeated="9"/>
        </table:table-row>
        <table:table-row table:style-name="ro1">
          <table:table-cell office:value-type="string">
            <text:p>jpn</text:p>
          </table:table-cell>
          <table:table-cell table:formula="of:=([.B18]*100)/[.B$33]" office:value-type="float" office:value="0.350877192982456">
            <text:p>0.35</text:p>
          </table:table-cell>
          <table:table-cell table:style-name="ce3" table:formula="of:=([.C18]*100)/[.C$33]" office:value-type="float" office:value="0">
            <text:p>0.00</text:p>
          </table:table-cell>
          <table:table-cell table:formula="of:=([.D18]*100)/[.D$33]" office:value-type="float" office:value="0">
            <text:p>0.00</text:p>
          </table:table-cell>
          <table:table-cell table:formula="of:=([.E18]*100)/[.E$33]" office:value-type="float" office:value="0.294117647058823">
            <text:p>0.29</text:p>
          </table:table-cell>
          <table:table-cell table:formula="of:=([.F18]*100)/[.F$33]" office:value-type="float" office:value="0.222222222222222">
            <text:p>0.22</text:p>
          </table:table-cell>
          <table:table-cell table:formula="of:=([.G18]*100)/[.G$33]" office:value-type="float" office:value="0.226244343891403">
            <text:p>0.23</text:p>
          </table:table-cell>
          <table:table-cell table:formula="of:=([.H18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chi</text:p>
          </table:table-cell>
          <table:table-cell table:formula="of:=([.B19]*100)/[.B$33]" office:value-type="float" office:value="0.350877192982456">
            <text:p>0.35</text:p>
          </table:table-cell>
          <table:table-cell table:style-name="ce3" table:formula="of:=([.C19]*100)/[.C$33]" office:value-type="float" office:value="0">
            <text:p>0.00</text:p>
          </table:table-cell>
          <table:table-cell table:formula="of:=([.D19]*100)/[.D$33]" office:value-type="float" office:value="0.135043889264011">
            <text:p>0.14</text:p>
          </table:table-cell>
          <table:table-cell table:formula="of:=([.E19]*100)/[.E$33]" office:value-type="float" office:value="0">
            <text:p>0.00</text:p>
          </table:table-cell>
          <table:table-cell table:formula="of:=([.F19]*100)/[.F$33]" office:value-type="float" office:value="0.222222222222222">
            <text:p>0.22</text:p>
          </table:table-cell>
          <table:table-cell table:formula="of:=([.G19]*100)/[.G$33]" office:value-type="float" office:value="0">
            <text:p>0.00</text:p>
          </table:table-cell>
          <table:table-cell table:formula="of:=([.H19]*100)/[.H$33]" office:value-type="float" office:value="0.134168157423971">
            <text:p>0.13</text:p>
          </table:table-cell>
          <table:table-cell table:number-columns-repeated="9"/>
        </table:table-row>
        <table:table-row table:style-name="ro1">
          <table:table-cell office:value-type="string">
            <text:p>ara</text:p>
          </table:table-cell>
          <table:table-cell table:formula="of:=([.B20]*100)/[.B$33]" office:value-type="float" office:value="0">
            <text:p>0.00</text:p>
          </table:table-cell>
          <table:table-cell table:style-name="ce3" table:formula="of:=([.C20]*100)/[.C$33]" office:value-type="float" office:value="0">
            <text:p>0.00</text:p>
          </table:table-cell>
          <table:table-cell table:formula="of:=([.D20]*100)/[.D$33]" office:value-type="float" office:value="0">
            <text:p>0.00</text:p>
          </table:table-cell>
          <table:table-cell table:formula="of:=([.E20]*100)/[.E$33]" office:value-type="float" office:value="0">
            <text:p>0.00</text:p>
          </table:table-cell>
          <table:table-cell table:formula="of:=([.F20]*100)/[.F$33]" office:value-type="float" office:value="0">
            <text:p>0.00</text:p>
          </table:table-cell>
          <table:table-cell table:formula="of:=([.G20]*100)/[.G$33]" office:value-type="float" office:value="0.0565610859728507">
            <text:p>0.06</text:p>
          </table:table-cell>
          <table:table-cell table:formula="of:=([.H20]*100)/[.H$33]" office:value-type="float" office:value="0.0894454382826476">
            <text:p>0.09</text:p>
          </table:table-cell>
          <table:table-cell table:number-columns-repeated="9"/>
        </table:table-row>
        <table:table-row table:style-name="ro1">
          <table:table-cell office:value-type="string">
            <text:p>nld</text:p>
          </table:table-cell>
          <table:table-cell table:formula="of:=([.B21]*100)/[.B$33]" office:value-type="float" office:value="0">
            <text:p>0.00</text:p>
          </table:table-cell>
          <table:table-cell table:style-name="ce3" table:formula="of:=([.C21]*100)/[.C$33]" office:value-type="float" office:value="0">
            <text:p>0.00</text:p>
          </table:table-cell>
          <table:table-cell table:formula="of:=([.D21]*100)/[.D$33]" office:value-type="float" office:value="0">
            <text:p>0.00</text:p>
          </table:table-cell>
          <table:table-cell table:formula="of:=([.E21]*100)/[.E$33]" office:value-type="float" office:value="0">
            <text:p>0.00</text:p>
          </table:table-cell>
          <table:table-cell table:formula="of:=([.F21]*100)/[.F$33]" office:value-type="float" office:value="0">
            <text:p>0.00</text:p>
          </table:table-cell>
          <table:table-cell table:formula="of:=([.G21]*100)/[.G$33]" office:value-type="float" office:value="0.0565610859728507">
            <text:p>0.06</text:p>
          </table:table-cell>
          <table:table-cell table:formula="of:=([.H21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kat</text:p>
          </table:table-cell>
          <table:table-cell table:formula="of:=([.B22]*100)/[.B$33]" office:value-type="float" office:value="0.350877192982456">
            <text:p>0.35</text:p>
          </table:table-cell>
          <table:table-cell table:style-name="ce3" table:formula="of:=([.C22]*100)/[.C$33]" office:value-type="float" office:value="0">
            <text:p>0.00</text:p>
          </table:table-cell>
          <table:table-cell table:formula="of:=([.D22]*100)/[.D$33]" office:value-type="float" office:value="0">
            <text:p>0.00</text:p>
          </table:table-cell>
          <table:table-cell table:formula="of:=([.E22]*100)/[.E$33]" office:value-type="float" office:value="0">
            <text:p>0.00</text:p>
          </table:table-cell>
          <table:table-cell table:formula="of:=([.F22]*100)/[.F$33]" office:value-type="float" office:value="0">
            <text:p>0.00</text:p>
          </table:table-cell>
          <table:table-cell table:formula="of:=([.G22]*100)/[.G$33]" office:value-type="float" office:value="0.0565610859728507">
            <text:p>0.06</text:p>
          </table:table-cell>
          <table:table-cell table:formula="of:=([.H22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mul</text:p>
          </table:table-cell>
          <table:table-cell table:formula="of:=([.B23]*100)/[.B$33]" office:value-type="float" office:value="0">
            <text:p>0.00</text:p>
          </table:table-cell>
          <table:table-cell table:style-name="ce3" table:formula="of:=([.C23]*100)/[.C$33]" office:value-type="float" office:value="0">
            <text:p>0.00</text:p>
          </table:table-cell>
          <table:table-cell table:formula="of:=([.D23]*100)/[.D$33]" office:value-type="float" office:value="0.135043889264011">
            <text:p>0.14</text:p>
          </table:table-cell>
          <table:table-cell table:formula="of:=([.E23]*100)/[.E$33]" office:value-type="float" office:value="0">
            <text:p>0.00</text:p>
          </table:table-cell>
          <table:table-cell table:formula="of:=([.F23]*100)/[.F$33]" office:value-type="float" office:value="0">
            <text:p>0.00</text:p>
          </table:table-cell>
          <table:table-cell table:formula="of:=([.G23]*100)/[.G$33]" office:value-type="float" office:value="0">
            <text:p>0.00</text:p>
          </table:table-cell>
          <table:table-cell table:formula="of:=([.H23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tur</text:p>
          </table:table-cell>
          <table:table-cell table:formula="of:=([.B24]*100)/[.B$33]" office:value-type="float" office:value="0">
            <text:p>0.00</text:p>
          </table:table-cell>
          <table:table-cell table:style-name="ce3" table:formula="of:=([.C24]*100)/[.C$33]" office:value-type="float" office:value="0">
            <text:p>0.00</text:p>
          </table:table-cell>
          <table:table-cell table:formula="of:=([.D24]*100)/[.D$33]" office:value-type="float" office:value="0.0675219446320054">
            <text:p>0.07</text:p>
          </table:table-cell>
          <table:table-cell table:formula="of:=([.E24]*100)/[.E$33]" office:value-type="float" office:value="0">
            <text:p>0.00</text:p>
          </table:table-cell>
          <table:table-cell table:formula="of:=([.F24]*100)/[.F$33]" office:value-type="float" office:value="0">
            <text:p>0.00</text:p>
          </table:table-cell>
          <table:table-cell table:formula="of:=([.G24]*100)/[.G$33]" office:value-type="float" office:value="0">
            <text:p>0.00</text:p>
          </table:table-cell>
          <table:table-cell table:formula="of:=([.H24]*100)/[.H$33]"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heb</text:p>
          </table:table-cell>
          <table:table-cell table:formula="of:=([.B25]*100)/[.B$33]" office:value-type="float" office:value="0">
            <text:p>0.00</text:p>
          </table:table-cell>
          <table:table-cell table:style-name="ce3" table:formula="of:=([.C25]*100)/[.C$33]" office:value-type="float" office:value="0">
            <text:p>0.00</text:p>
          </table:table-cell>
          <table:table-cell table:formula="of:=([.D25]*100)/[.D$33]" office:value-type="float" office:value="0">
            <text:p>0.00</text:p>
          </table:table-cell>
          <table:table-cell table:formula="of:=([.E25]*100)/[.E$33]" office:value-type="float" office:value="0.294117647058823">
            <text:p>0.29</text:p>
          </table:table-cell>
          <table:table-cell table:formula="of:=([.F25]*100)/[.F$33]" office:value-type="float" office:value="0">
            <text:p>0.00</text:p>
          </table:table-cell>
          <table:table-cell table:formula="of:=([.G25]*100)/[.G$33]" office:value-type="float" office:value="0">
            <text:p>0.00</text:p>
          </table:table-cell>
          <table:table-cell table:formula="of:=([.H25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rus</text:p>
          </table:table-cell>
          <table:table-cell table:formula="of:=([.B26]*100)/[.B$33]" office:value-type="float" office:value="0">
            <text:p>0.00</text:p>
          </table:table-cell>
          <table:table-cell table:style-name="ce3" table:formula="of:=([.C26]*100)/[.C$33]" office:value-type="float" office:value="0">
            <text:p>0.00</text:p>
          </table:table-cell>
          <table:table-cell table:formula="of:=([.D26]*100)/[.D$33]" office:value-type="float" office:value="0">
            <text:p>0.00</text:p>
          </table:table-cell>
          <table:table-cell table:formula="of:=([.E26]*100)/[.E$33]" office:value-type="float" office:value="0">
            <text:p>0.00</text:p>
          </table:table-cell>
          <table:table-cell table:formula="of:=([.F26]*100)/[.F$33]" office:value-type="float" office:value="0.222222222222222">
            <text:p>0.22</text:p>
          </table:table-cell>
          <table:table-cell table:formula="of:=([.G26]*100)/[.G$33]" office:value-type="float" office:value="0">
            <text:p>0.00</text:p>
          </table:table-cell>
          <table:table-cell table:formula="of:=([.H26]*100)/[.H$33]" office:value-type="float" office:value="0.0894454382826476">
            <text:p>0.09</text:p>
          </table:table-cell>
          <table:table-cell table:number-columns-repeated="9"/>
        </table:table-row>
        <table:table-row table:style-name="ro1">
          <table:table-cell office:value-type="string">
            <text:p>swe</text:p>
          </table:table-cell>
          <table:table-cell table:formula="of:=([.B27]*100)/[.B$33]" office:value-type="float" office:value="0">
            <text:p>0.00</text:p>
          </table:table-cell>
          <table:table-cell table:style-name="ce3" table:formula="of:=([.C27]*100)/[.C$33]" office:value-type="float" office:value="0">
            <text:p>0.00</text:p>
          </table:table-cell>
          <table:table-cell table:formula="of:=([.D27]*100)/[.D$33]" office:value-type="float" office:value="0">
            <text:p>0.00</text:p>
          </table:table-cell>
          <table:table-cell table:formula="of:=([.E27]*100)/[.E$33]" office:value-type="float" office:value="0">
            <text:p>0.00</text:p>
          </table:table-cell>
          <table:table-cell table:formula="of:=([.F27]*100)/[.F$33]" office:value-type="float" office:value="0">
            <text:p>0.00</text:p>
          </table:table-cell>
          <table:table-cell table:formula="of:=([.G27]*100)/[.G$33]" office:value-type="float" office:value="0.0565610859728507">
            <text:p>0.06</text:p>
          </table:table-cell>
          <table:table-cell table:formula="of:=([.H27]*100)/[.H$33]" office:value-type="float" office:value="0">
            <text:p>0.00</text:p>
          </table:table-cell>
          <table:table-cell>
            <draw:frame table:end-cell-address="Sheet1.S90" table:end-x="2.207cm" table:end-y="0.251cm" draw:z-index="2" draw:style-name="gr1" draw:text-style-name="P1" svg:width="22.653cm" svg:height="13.02cm" svg:x="2.135cm" svg:y="0.328cm">
              <draw:object draw:notify-on-update-of-ranges="Sheet1.B11:Sheet1.H11 Sheet1.A12:Sheet1.A12 Sheet1.B12:Sheet1.H12 Sheet1.A13:Sheet1.A13 Sheet1.B13:Sheet1.H13 Sheet1.A14:Sheet1.A14 Sheet1.B14:Sheet1.H14 Sheet1.A15:Sheet1.A15 Sheet1.B15:Sheet1.H15 Sheet1.A16:Sheet1.A16 Sheet1.B16:Sheet1.H16 Sheet1.A17:Sheet1.A17 Sheet1.B17:Sheet1.H17 Sheet1.A18:Sheet1.A18 Sheet1.B18:Sheet1.H18 Sheet1.A19:Sheet1.A19 Sheet1.B19:Sheet1.H19 Sheet1.A20:Sheet1.A20 Sheet1.B20:Sheet1.H20 Sheet1.A21:Sheet1.A21 Sheet1.B21:Sheet1.H21 Sheet1.A22:Sheet1.A22 Sheet1.B22:Sheet1.H22 Sheet1.A23:Sheet1.A23 Sheet1.B23:Sheet1.H23 Sheet1.A24:Sheet1.A24 Sheet1.B24:Sheet1.H24 Sheet1.A25:Sheet1.A25 Sheet1.B25:Sheet1.H25 Sheet1.A26:Sheet1.A26 Sheet1.B26:Sheet1.H26 Sheet1.A27:Sheet1.A27 Sheet1.B27:Sheet1.H27 Sheet1.A28:Sheet1.A28 Sheet1.B28:Sheet1.H28 Sheet1.A29:Sheet1.A29 Sheet1.B29:Sheet1.H29 Sheet1.A30:Sheet1.A30 Sheet1.B30:Sheet1.H30 Sheet1.A31:Sheet1.A31 Sheet1.B31:Sheet1.H3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gre</text:p>
          </table:table-cell>
          <table:table-cell table:formula="of:=([.B28]*100)/[.B$33]" office:value-type="float" office:value="0">
            <text:p>0.00</text:p>
          </table:table-cell>
          <table:table-cell table:style-name="ce3" table:formula="of:=([.C28]*100)/[.C$33]" office:value-type="float" office:value="0">
            <text:p>0.00</text:p>
          </table:table-cell>
          <table:table-cell table:formula="of:=([.D28]*100)/[.D$33]" office:value-type="float" office:value="0">
            <text:p>0.00</text:p>
          </table:table-cell>
          <table:table-cell table:formula="of:=([.E28]*100)/[.E$33]" office:value-type="float" office:value="0">
            <text:p>0.00</text:p>
          </table:table-cell>
          <table:table-cell table:formula="of:=([.F28]*100)/[.F$33]" office:value-type="float" office:value="0">
            <text:p>0.00</text:p>
          </table:table-cell>
          <table:table-cell table:formula="of:=([.G28]*100)/[.G$33]" office:value-type="float" office:value="0.113122171945701">
            <text:p>0.11</text:p>
          </table:table-cell>
          <table:table-cell table:formula="of:=([.H28]*100)/[.H$33]"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bul</text:p>
          </table:table-cell>
          <table:table-cell table:formula="of:=([.B29]*100)/[.B$33]" office:value-type="float" office:value="0">
            <text:p>0.00</text:p>
          </table:table-cell>
          <table:table-cell table:style-name="ce3" table:formula="of:=([.C29]*100)/[.C$33]" office:value-type="float" office:value="0">
            <text:p>0.00</text:p>
          </table:table-cell>
          <table:table-cell table:formula="of:=([.D29]*100)/[.D$33]" office:value-type="float" office:value="0">
            <text:p>0.00</text:p>
          </table:table-cell>
          <table:table-cell table:formula="of:=([.E29]*100)/[.E$33]" office:value-type="float" office:value="0">
            <text:p>0.00</text:p>
          </table:table-cell>
          <table:table-cell table:formula="of:=([.F29]*100)/[.F$33]" office:value-type="float" office:value="0">
            <text:p>0.00</text:p>
          </table:table-cell>
          <table:table-cell table:formula="of:=([.G29]*100)/[.G$33]" office:value-type="float" office:value="0.0565610859728507">
            <text:p>0.06</text:p>
          </table:table-cell>
          <table:table-cell table:formula="of:=([.H29]*100)/[.H$33]"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tha</text:p>
          </table:table-cell>
          <table:table-cell table:formula="of:=([.B30]*100)/[.B$33]" office:value-type="float" office:value="0">
            <text:p>0.00</text:p>
          </table:table-cell>
          <table:table-cell table:style-name="ce3" table:formula="of:=([.C30]*100)/[.C$33]" office:value-type="float" office:value="0">
            <text:p>0.00</text:p>
          </table:table-cell>
          <table:table-cell table:formula="of:=([.D30]*100)/[.D$33]" office:value-type="float" office:value="0">
            <text:p>0.00</text:p>
          </table:table-cell>
          <table:table-cell table:formula="of:=([.E30]*100)/[.E$33]" office:value-type="float" office:value="0">
            <text:p>0.00</text:p>
          </table:table-cell>
          <table:table-cell table:formula="of:=([.F30]*100)/[.F$33]" office:value-type="float" office:value="0">
            <text:p>0.00</text:p>
          </table:table-cell>
          <table:table-cell table:formula="of:=([.G30]*100)/[.G$33]" office:value-type="float" office:value="0">
            <text:p>0.00</text:p>
          </table:table-cell>
          <table:table-cell table:formula="of:=([.H30]*100)/[.H$33]" office:value-type="float" office:value="0.0447227191413238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formula="of:=([.B31]*100)/[.B$33]" office:value-type="float" office:value="35.7894736842105">
            <text:p>35.79</text:p>
          </table:table-cell>
          <table:table-cell table:style-name="ce3" table:formula="of:=([.C31]*100)/[.C$33]" office:value-type="float" office:value="5.55555555555556">
            <text:p>5.56</text:p>
          </table:table-cell>
          <table:table-cell table:formula="of:=([.D31]*100)/[.D$33]" office:value-type="float" office:value="6.14449696151249">
            <text:p>6.14</text:p>
          </table:table-cell>
          <table:table-cell table:formula="of:=([.E31]*100)/[.E$33]" office:value-type="float" office:value="10.8823529411765">
            <text:p>10.88</text:p>
          </table:table-cell>
          <table:table-cell table:formula="of:=([.F31]*100)/[.F$33]" office:value-type="float" office:value="3.33333333333333">
            <text:p>3.33</text:p>
          </table:table-cell>
          <table:table-cell table:formula="of:=([.G31]*100)/[.G$33]" office:value-type="float" office:value="0">
            <text:p>0.00</text:p>
          </table:table-cell>
          <table:table-cell table:formula="of:=([.H31]*100)/[.H$33]" office:value-type="float" office:value="2.19141323792487">
            <text:p>2.19</text:p>
          </table:table-cell>
          <table:table-cell table:number-columns-repeated="9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" office:value-type="string">
            <text:p>lingue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brevetto</text:p>
          </table:table-cell>
          <table:table-cell table:style-name="ce1" office:value-type="string">
            <text:p>convegno</text:p>
          </table:table-cell>
          <table:table-cell table:style-name="ce1" office:value-type="string">
            <text:p>curatel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rivista</text:p>
          </table:table-cell>
          <table:table-cell table:style-name="ce1" office:value-type="string">
            <text:p>volume</text:p>
          </table:table-cell>
          <table:table-cell table:number-columns-repeated="9"/>
        </table:table-row>
        <table:table-row table:style-name="ro1">
          <table:table-cell office:value-type="string">
            <text:p>ita</text:p>
          </table:table-cell>
          <table:table-cell table:formula="of:=LOG([.B12]+0.1;2)" office:value-type="float" office:value="6.84674402324487">
            <text:p>6.85</text:p>
          </table:table-cell>
          <table:table-cell table:style-name="ce3" table:formula="of:=LOG([.C12]+0.1;2)" office:value-type="float" office:value="5.1333991254172">
            <text:p>5.13</text:p>
          </table:table-cell>
          <table:table-cell table:formula="of:=LOG([.D12]+0.1;2)" office:value-type="float" office:value="7.7488637145357">
            <text:p>7.75</text:p>
          </table:table-cell>
          <table:table-cell table:formula="of:=LOG([.E12]+0.1;2)" office:value-type="float" office:value="8.01736520529273">
            <text:p>8.02</text:p>
          </table:table-cell>
          <table:table-cell table:formula="of:=LOG([.F12]+0.1;2)" office:value-type="float" office:value="8.19031854794182">
            <text:p>8.19</text:p>
          </table:table-cell>
          <table:table-cell table:formula="of:=LOG([.G12]+0.1;2)" office:value-type="float" office:value="9.91154179263472">
            <text:p>9.91</text:p>
          </table:table-cell>
          <table:table-cell table:formula="of:=LOG([.H12]+0.1;2)" office:value-type="float" office:value="10.4190121105385">
            <text:p>10.42</text:p>
          </table:table-cell>
          <table:table-cell table:number-columns-repeated="9"/>
        </table:table-row>
        <table:table-row table:style-name="ro1">
          <table:table-cell office:value-type="string">
            <text:p>eng</text:p>
          </table:table-cell>
          <table:table-cell table:formula="of:=LOG([.B13]+0.1;2)" office:value-type="float" office:value="5.93310047493137">
            <text:p>5.93</text:p>
          </table:table-cell>
          <table:table-cell table:style-name="ce3" table:formula="of:=LOG([.C13]+0.1;2)" office:value-type="float" office:value="3.91647664443772">
            <text:p>3.92</text:p>
          </table:table-cell>
          <table:table-cell table:formula="of:=LOG([.D13]+0.1;2)" office:value-type="float" office:value="10.1713019175548">
            <text:p>10.17</text:p>
          </table:table-cell>
          <table:table-cell table:formula="of:=LOG([.E13]+0.1;2)" office:value-type="float" office:value="7.1405741777099">
            <text:p>7.14</text:p>
          </table:table-cell>
          <table:table-cell table:formula="of:=LOG([.F13]+0.1;2)" office:value-type="float" office:value="7.00112666545429">
            <text:p>7.00</text:p>
          </table:table-cell>
          <table:table-cell table:formula="of:=LOG([.G13]+0.1;2)" office:value-type="float" office:value="9.57761765010799">
            <text:p>9.58</text:p>
          </table:table-cell>
          <table:table-cell table:formula="of:=LOG([.H13]+0.1;2)" office:value-type="float" office:value="9.50402444263636">
            <text:p>9.50</text:p>
          </table:table-cell>
          <table:table-cell table:number-columns-repeated="9"/>
        </table:table-row>
        <table:table-row table:style-name="ro1">
          <table:table-cell office:value-type="string">
            <text:p>ger</text:p>
          </table:table-cell>
          <table:table-cell table:formula="of:=LOG([.B14]+0.1;2)" office:value-type="float" office:value="0.137503523749935">
            <text:p>0.14</text:p>
          </table:table-cell>
          <table:table-cell table:style-name="ce3" table:formula="of:=LOG([.C14]+0.1;2)" office:value-type="float" office:value="0.137503523749935">
            <text:p>0.14</text:p>
          </table:table-cell>
          <table:table-cell table:formula="of:=LOG([.D14]+0.1;2)" office:value-type="float" office:value="0.137503523749935">
            <text:p>0.14</text:p>
          </table:table-cell>
          <table:table-cell table:formula="of:=LOG([.E14]+0.1;2)" office:value-type="float" office:value="0.137503523749935">
            <text:p>0.14</text:p>
          </table:table-cell>
          <table:table-cell table:formula="of:=LOG([.F14]+0.1;2)" office:value-type="float" office:value="0.137503523749935">
            <text:p>0.14</text:p>
          </table:table-cell>
          <table:table-cell table:formula="of:=LOG([.G14]+0.1;2)" office:value-type="float" office:value="4.86294724802092">
            <text:p>4.86</text:p>
          </table:table-cell>
          <table:table-cell table:formula="of:=LOG([.H14]+0.1;2)" office:value-type="float" office:value="3.47248777146274">
            <text:p>3.47</text:p>
          </table:table-cell>
          <table:table-cell table:number-columns-repeated="9"/>
        </table:table-row>
        <table:table-row table:style-name="ro1">
          <table:table-cell office:value-type="string">
            <text:p>spa</text:p>
          </table:table-cell>
          <table:table-cell table:formula="of:=LOG([.B15]+0.1;2)" office:value-type="float" office:value="0.137503523749935">
            <text:p>0.14</text:p>
          </table:table-cell>
          <table:table-cell office:value-type="float" office:value="0">
            <text:p>0</text:p>
          </table:table-cell>
          <table:table-cell table:formula="of:=LOG([.D15]+0.1;2)" office:value-type="float" office:value="2.82781902461732">
            <text:p>2.83</text:p>
          </table:table-cell>
          <table:table-cell table:formula="of:=LOG([.E15]+0.1;2)" office:value-type="float" office:value="3.01792190799726">
            <text:p>3.02</text:p>
          </table:table-cell>
          <table:table-cell table:formula="of:=LOG([.F15]+0.1;2)" office:value-type="float" office:value="2.35049724708413">
            <text:p>2.35</text:p>
          </table:table-cell>
          <table:table-cell table:formula="of:=LOG([.G15]+0.1;2)" office:value-type="float" office:value="4.32912359629157">
            <text:p>4.33</text:p>
          </table:table-cell>
          <table:table-cell table:formula="of:=LOG([.H15]+0.1;2)" office:value-type="float" office:value="4.17791779219584">
            <text:p>4.18</text:p>
          </table:table-cell>
          <table:table-cell table:number-columns-repeated="9"/>
        </table:table-row>
        <table:table-row table:style-name="ro1">
          <table:table-cell office:value-type="string">
            <text:p>fra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formula="of:=LOG([.D16]+0.1;2)" office:value-type="float" office:value="2.03562390973072">
            <text:p>2.04</text:p>
          </table:table-cell>
          <table:table-cell table:formula="of:=LOG([.E16]+0.1;2)" office:value-type="float" office:value="1.0703893278914">
            <text:p>1.07</text:p>
          </table:table-cell>
          <table:table-cell table:formula="of:=LOG([.F16]+0.1;2)" office:value-type="float" office:value="2.03562390973072">
            <text:p>2.04</text:p>
          </table:table-cell>
          <table:table-cell table:formula="of:=LOG([.G16]+0.1;2)" office:value-type="float" office:value="3.01792190799726">
            <text:p>3.02</text:p>
          </table:table-cell>
          <table:table-cell table:formula="of:=LOG([.H16]+0.1;2)" office:value-type="float" office:value="5.36106648879432">
            <text:p>5.36</text:p>
          </table:table-cell>
          <table:table-cell table:number-columns-repeated="9"/>
        </table:table-row>
        <table:table-row table:style-name="ro1">
          <table:table-cell office:value-type="string">
            <text:p>por</text:p>
          </table:table-cell>
          <table:table-cell table:formula="of:=LOG([.B17]+0.1;2)" office:value-type="float" office:value="1.0703893278914">
            <text:p>1.07</text:p>
          </table:table-cell>
          <table:table-cell office:value-type="float" office:value="0">
            <text:p>0</text:p>
          </table:table-cell>
          <table:table-cell table:formula="of:=LOG([.D17]+0.1;2)" office:value-type="float" office:value="2.35049724708413">
            <text:p>2.35</text:p>
          </table:table-cell>
          <table:table-cell table:formula="of:=LOG([.E17]+0.1;2)" office:value-type="float" office:value="0.137503523749935">
            <text:p>0.14</text:p>
          </table:table-cell>
          <table:table-cell table:formula="of:=LOG([.F17]+0.1;2)" office:value-type="float" office:value="1.63226821549951">
            <text:p>1.63</text:p>
          </table:table-cell>
          <table:table-cell table:formula="of:=LOG([.G17]+0.1;2)" office:value-type="float" office:value="3.33628338786443">
            <text:p>3.34</text:p>
          </table:table-cell>
          <table:table-cell table:formula="of:=LOG([.H17]+0.1;2)" office:value-type="float" office:value="3.59693514238723">
            <text:p>3.60</text:p>
          </table:table-cell>
          <table:table-cell table:number-columns-repeated="9"/>
        </table:table-row>
        <table:table-row table:style-name="ro1">
          <table:table-cell office:value-type="string">
            <text:p>jpn</text:p>
          </table:table-cell>
          <table:table-cell table:formula="of:=LOG([.B18]+0.1;2)" office:value-type="float" office:value="0.137503523749935">
            <text:p>0.14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table:formula="of:=LOG([.E18]+0.1;2)" office:value-type="float" office:value="0.137503523749935">
            <text:p>0.14</text:p>
          </table:table-cell>
          <table:table-cell table:formula="of:=LOG([.F18]+0.1;2)" office:value-type="float" office:value="0.137503523749935">
            <text:p>0.14</text:p>
          </table:table-cell>
          <table:table-cell table:formula="of:=LOG([.G18]+0.1;2)" office:value-type="float" office:value="2.03562390973072">
            <text:p>2.04</text:p>
          </table:table-cell>
          <table:table-cell table:formula="of:=LOG([.H18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chi</text:p>
          </table:table-cell>
          <table:table-cell table:formula="of:=LOG([.B19]+0.1;2)" office:value-type="float" office:value="0.137503523749935">
            <text:p>0.14</text:p>
          </table:table-cell>
          <table:table-cell office:value-type="float" office:value="0">
            <text:p>0</text:p>
          </table:table-cell>
          <table:table-cell table:formula="of:=LOG([.D19]+0.1;2)" office:value-type="float" office:value="1.0703893278914">
            <text:p>1.07</text:p>
          </table:table-cell>
          <table:table-cell office:value-type="float" office:value="0">
            <text:p>0.00</text:p>
          </table:table-cell>
          <table:table-cell table:formula="of:=LOG([.F19]+0.1;2)" office:value-type="float" office:value="0.137503523749935">
            <text:p>0.14</text:p>
          </table:table-cell>
          <table:table-cell office:value-type="float" office:value="0">
            <text:p>0.00</text:p>
          </table:table-cell>
          <table:table-cell table:formula="of:=LOG([.H19]+0.1;2)" office:value-type="float" office:value="1.63226821549951">
            <text:p>1.63</text:p>
          </table:table-cell>
          <table:table-cell table:number-columns-repeated="9"/>
        </table:table-row>
        <table:table-row table:style-name="ro1">
          <table:table-cell office:value-type="string">
            <text:p>ara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0]+0.1;2)" office:value-type="float" office:value="0.137503523749935">
            <text:p>0.14</text:p>
          </table:table-cell>
          <table:table-cell table:formula="of:=LOG([.H20]+0.1;2)" office:value-type="float" office:value="1.0703893278914">
            <text:p>1.07</text:p>
          </table:table-cell>
          <table:table-cell table:number-columns-repeated="9"/>
        </table:table-row>
        <table:table-row table:style-name="ro1">
          <table:table-cell office:value-type="string">
            <text:p>nld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1]+0.1;2)" office:value-type="float" office:value="0.137503523749935">
            <text:p>0.14</text:p>
          </table:table-cell>
          <table:table-cell table:formula="of:=LOG([.H21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kat</text:p>
          </table:table-cell>
          <table:table-cell table:formula="of:=LOG([.B22]+0.1;2)" office:value-type="float" office:value="0.137503523749935">
            <text:p>0.14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2]+0.1;2)" office:value-type="float" office:value="0.137503523749935">
            <text:p>0.14</text:p>
          </table:table-cell>
          <table:table-cell table:formula="of:=LOG([.H22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mul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formula="of:=LOG([.D23]+0.1;2)" office:value-type="float" office:value="1.0703893278914">
            <text:p>1.07</text:p>
          </table:table-cell>
          <table:table-cell table:number-columns-repeated="3" office:value-type="float" office:value="0">
            <text:p>0.00</text:p>
          </table:table-cell>
          <table:table-cell table:formula="of:=LOG([.H23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tur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formula="of:=LOG([.D24]+0.1;2)" office:value-type="float" office:value="0.137503523749935">
            <text:p>0.14</text:p>
          </table:table-cell>
          <table:table-cell table:number-columns-repeated="4"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heb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table:formula="of:=LOG([.E25]+0.1;2)" office:value-type="float" office:value="0.137503523749935">
            <text:p>0.14</text:p>
          </table:table-cell>
          <table:table-cell table:number-columns-repeated="2" office:value-type="float" office:value="0">
            <text:p>0.00</text:p>
          </table:table-cell>
          <table:table-cell table:formula="of:=LOG([.H25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rus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LOG([.F26]+0.1;2)" office:value-type="float" office:value="0.137503523749935">
            <text:p>0.14</text:p>
          </table:table-cell>
          <table:table-cell office:value-type="float" office:value="0">
            <text:p>0.00</text:p>
          </table:table-cell>
          <table:table-cell table:formula="of:=LOG([.H26]+0.1;2)" office:value-type="float" office:value="1.0703893278914">
            <text:p>1.07</text:p>
          </table:table-cell>
          <table:table-cell table:number-columns-repeated="9"/>
        </table:table-row>
        <table:table-row table:style-name="ro1">
          <table:table-cell office:value-type="string">
            <text:p>swe</text:p>
          </table:table-cell>
          <table:table-cell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7]+0.1;2)" office:value-type="float" office:value="0.137503523749935">
            <text:p>0.14</text:p>
          </table:table-cell>
          <table:table-cell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gre</text:p>
          </table:table-cell>
          <table:table-cell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8]+0.1;2)" office:value-type="float" office:value="1.0703893278914">
            <text:p>1.07</text:p>
          </table:table-cell>
          <table:table-cell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bul</text:p>
          </table:table-cell>
          <table:table-cell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.00</text:p>
          </table:table-cell>
          <table:table-cell table:formula="of:=LOG([.G29]+0.1;2)" office:value-type="float" office:value="0.137503523749935">
            <text:p>0.14</text:p>
          </table:table-cell>
          <table:table-cell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tha</text:p>
          </table:table-cell>
          <table:table-cell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4" office:value-type="float" office:value="0">
            <text:p>0.00</text:p>
          </table:table-cell>
          <table:table-cell table:formula="of:=LOG([.H30]+0.1;2)" office:value-type="float" office:value="0.137503523749935">
            <text:p>0.14</text:p>
          </table:table-cell>
          <table:table-cell table:number-columns-repeated="9"/>
        </table:table-row>
        <table:table-row table:style-name="ro1">
          <table:table-cell office:value-type="string">
            <text:p>-</text:p>
          </table:table-cell>
          <table:table-cell table:formula="of:=LOG([.B31]+0.1;2)" office:value-type="float" office:value="6.67383905599044">
            <text:p>6.67</text:p>
          </table:table-cell>
          <table:table-cell table:style-name="ce3" table:formula="of:=LOG([.C31]+0.1;2)" office:value-type="float" office:value="1.63226821549951">
            <text:p>1.63</text:p>
          </table:table-cell>
          <table:table-cell table:formula="of:=LOG([.D31]+0.1;2)" office:value-type="float" office:value="6.50937914891469">
            <text:p>6.51</text:p>
          </table:table-cell>
          <table:table-cell table:formula="of:=LOG([.E31]+0.1;2)" office:value-type="float" office:value="5.21334728173344">
            <text:p>5.21</text:p>
          </table:table-cell>
          <table:table-cell table:formula="of:=LOG([.F31]+0.1;2)" office:value-type="float" office:value="3.91647664443772">
            <text:p>3.92</text:p>
          </table:table-cell>
          <table:table-cell table:formula="of:=LOG([.G31]+0.1;2)" office:value-type="float" office:value="-3.32192809488736">
            <text:p>-3.32</text:p>
          </table:table-cell>
          <table:table-cell table:formula="of:=LOG([.H31]+0.1;2)" office:value-type="float" office:value="5.61765111942733">
            <text:p>5.6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21/10/2019</text:date>, <text:time>23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Testa</meta:initial-creator>
    <meta:creation-date>2019-10-21T22:03:29.24</meta:creation-date>
    <meta:generator>OpenOffice/4.1.7$Win32 OpenOffice.org_project/417m1$Build-9800</meta:generator>
    <dc:date>2019-10-21T23:42:20.91</dc:date>
    <dc:creator>Matteo Testa</dc:creator>
    <meta:editing-duration>PT1H1M13S</meta:editing-duration>
    <meta:editing-cycles>35</meta:editing-cycles>
    <meta:document-statistic meta:table-count="3" meta:cell-count="6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6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87cm" xlink:href=".." xlink:type="simple" chart:class="chart:bar" chart:style-name="ch1">
        <chart:title svg:x="5.774cm" svg:y="0.313cm" chart:style-name="ch2">
          <text:p>circolazione confronto</text:p>
        </chart:title>
        <chart:legend chart:legend-position="end" svg:x="13.128cm" svg:y="3.599cm" style:legend-expansion="high" chart:style-name="ch3"/>
        <chart:plot-area chart:style-name="ch4" table:cell-range-address="Sheet1.A2:Sheet1.H5" chart:data-source-has-labels="both" svg:x="0.77cm" svg:y="1.623cm" svg:width="11.718cm" svg:height="6.65cm">
          <chartooo:coordinate-region svg:x="1.894cm" svg:y="1.835cm" svg:width="10.594cm" svg:height="5.765cm"/>
          <chart:axis chart:dimension="x" chart:name="primary-x" chart:style-name="ch5" chartooo:axis-type="auto">
            <chartooo:date-scale/>
            <chart:categories table:cell-range-address="Sheet1.B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H3" chart:label-cell-address="Sheet1.A3:Sheet1.A3" chart:class="chart:bar">
            <chart:data-point chart:repeated="7"/>
          </chart:series>
          <chart:series chart:style-name="ch9" chart:values-cell-range-address="Sheet1.B4:Sheet1.H4" chart:label-cell-address="Sheet1.A4:Sheet1.A4" chart:class="chart:bar">
            <chart:data-point chart:repeated="7"/>
          </chart:series>
          <chart:series chart:style-name="ch10" chart:values-cell-range-address="Sheet1.B5:Sheet1.H5" chart:label-cell-address="Sheet1.A5:Sheet1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ro</text:p>
                <draw:g>
                  <svg:desc>Sheet1.B2:Sheet1.H2</svg:desc>
                </draw:g>
              </table:table-cell>
              <table:table-cell office:value-type="string">
                <text:p>brevetto</text:p>
              </table:table-cell>
              <table:table-cell office:value-type="string">
                <text:p>convegno</text:p>
              </table:table-cell>
              <table:table-cell office:value-type="string">
                <text:p>curatela</text:p>
              </table:table-cell>
              <table:table-cell office:value-type="string">
                <text:p>libro</text:p>
              </table:table-cell>
              <table:table-cell office:value-type="string">
                <text:p>rivista</text:p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string">
                <text:p>nazionale</text:p>
                <draw:g>
                  <svg:desc>Sheet1.A3:Sheet1.A3</svg:desc>
                </draw:g>
              </table:table-cell>
              <table:table-cell office:value-type="float" office:value="41">
                <text:p>41</text:p>
                <draw:g>
                  <svg:desc>Sheet1.B3:Sheet1.H3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178">
                <text:p>178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internazionale</text:p>
                <draw:g>
                  <svg:desc>Sheet1.A4:Sheet1.A4</svg:desc>
                </draw:g>
              </table:table-cell>
              <table:table-cell office:value-type="float" office:value="39">
                <text:p>39</text:p>
                <draw:g>
                  <svg:desc>Sheet1.B4:Sheet1.H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235">
                <text:p>123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-</text:p>
                <draw:g>
                  <svg:desc>Sheet1.A5:Sheet1.A5</svg:desc>
                </draw:g>
              </table:table-cell>
              <table:table-cell office:value-type="float" office:value="205">
                <text:p>205</text:p>
                <draw:g>
                  <svg:desc>Sheet1.B5:Sheet1.H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251">
                <text:p>251</text:p>
              </table:table-cell>
              <table:table-cell office:value-type="float" office:value="344">
                <text:p>344</text:p>
              </table:table-cell>
              <table:table-cell office:value-type="float" office:value="1261">
                <text:p>1261</text:p>
              </table:table-cell>
              <table:table-cell office:value-type="float" office:value="1754">
                <text:p>1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6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87cm" xlink:href=".." xlink:type="simple" chart:class="chart:bar" chart:style-name="ch1">
        <chart:title svg:x="6.475cm" svg:y="0.313cm" chart:style-name="ch2">
          <text:p>diritti confronto</text:p>
        </chart:title>
        <chart:legend chart:legend-position="end" svg:x="14.24cm" svg:y="3.337cm" style:legend-expansion="high" chart:style-name="ch3"/>
        <chart:plot-area chart:style-name="ch4" table:cell-range-address="Sheet1.A6:Sheet1.H10" chart:data-source-has-labels="both" svg:x="0.77cm" svg:y="1.623cm" svg:width="12.83cm" svg:height="6.65cm">
          <chartooo:coordinate-region svg:x="1.894cm" svg:y="1.835cm" svg:width="11.706cm" svg:height="5.765cm"/>
          <chart:axis chart:dimension="x" chart:name="primary-x" chart:style-name="ch5" chartooo:axis-type="auto">
            <chartooo:date-scale/>
            <chart:categories table:cell-range-address="Sheet1.B6:Sheet1.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H7" chart:label-cell-address="Sheet1.A7:Sheet1.A7" chart:class="chart:bar">
            <chart:data-point chart:repeated="7"/>
          </chart:series>
          <chart:series chart:style-name="ch9" chart:values-cell-range-address="Sheet1.B8:Sheet1.H8" chart:label-cell-address="Sheet1.A8:Sheet1.A8" chart:class="chart:bar">
            <chart:data-point chart:repeated="7"/>
          </chart:series>
          <chart:series chart:style-name="ch10" chart:values-cell-range-address="Sheet1.B9:Sheet1.H9" chart:label-cell-address="Sheet1.A9:Sheet1.A9" chart:class="chart:bar">
            <chart:data-point chart:repeated="7"/>
          </chart:series>
          <chart:series chart:style-name="ch11" chart:values-cell-range-address="Sheet1.B10:Sheet1.H10" chart:label-cell-address="Sheet1.A10:Sheet1.A1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ro</text:p>
                <draw:g>
                  <svg:desc>Sheet1.B6:Sheet1.H6</svg:desc>
                </draw:g>
              </table:table-cell>
              <table:table-cell office:value-type="string">
                <text:p>brevetto</text:p>
              </table:table-cell>
              <table:table-cell office:value-type="string">
                <text:p>convegno</text:p>
              </table:table-cell>
              <table:table-cell office:value-type="string">
                <text:p>curatela</text:p>
              </table:table-cell>
              <table:table-cell office:value-type="string">
                <text:p>libro</text:p>
              </table:table-cell>
              <table:table-cell office:value-type="string">
                <text:p>rivista</text:p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string">
                <text:p>closed</text:p>
                <draw:g>
                  <svg:desc>Sheet1.A7:Sheet1.A7</svg:desc>
                </draw:g>
              </table:table-cell>
              <table:table-cell office:value-type="float" office:value="87">
                <text:p>87</text:p>
                <draw:g>
                  <svg:desc>Sheet1.B7:Sheet1.H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792">
                <text:p>792</text:p>
              </table:table-cell>
              <table:table-cell office:value-type="float" office:value="130">
                <text:p>130</text:p>
              </table:table-cell>
              <table:table-cell office:value-type="float" office:value="238">
                <text:p>238</text:p>
              </table:table-cell>
              <table:table-cell office:value-type="float" office:value="630">
                <text:p>63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open</text:p>
                <draw:g>
                  <svg:desc>Sheet1.A8:Sheet1.A8</svg:desc>
                </draw:g>
              </table:table-cell>
              <table:table-cell office:value-type="float" office:value="22">
                <text:p>22</text:p>
                <draw:g>
                  <svg:desc>Sheet1.B8:Sheet1.H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11">
                <text:p>2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33">
                <text:p>23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none</text:p>
                <draw:g>
                  <svg:desc>Sheet1.A9:Sheet1.A9</svg:desc>
                </draw:g>
              </table:table-cell>
              <table:table-cell office:value-type="float" office:value="115">
                <text:p>115</text:p>
                <draw:g>
                  <svg:desc>Sheet1.B9:Sheet1.H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35">
                <text:p>335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494">
                <text:p>49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-</text:p>
                <draw:g>
                  <svg:desc>Sheet1.A10:Sheet1.A10</svg:desc>
                </draw:g>
              </table:table-cell>
              <table:table-cell office:value-type="float" office:value="61">
                <text:p>61</text:p>
                <draw:g>
                  <svg:desc>Sheet1.B10:Sheet1.H1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411">
                <text:p>411</text:p>
              </table:table-cell>
              <table:table-cell office:value-type="float" office:value="415">
                <text:p>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6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 style:data-style-name="N1">
      <style:graphic-properties draw:stroke="none" draw:fill-color="#aecf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654cm" svg:height="13.021cm" xlink:href=".." xlink:type="simple" chart:class="chart:bar" chart:style-name="ch1">
        <chart:title svg:x="9.696cm" svg:y="0.396cm" chart:style-name="ch2">
          <text:p>lingue confronto</text:p>
        </chart:title>
        <chart:legend chart:legend-position="end" svg:x="21.29cm" svg:y="1.22cm" style:legend-expansion="high" chart:style-name="ch3"/>
        <chart:plot-area chart:style-name="ch4" table:cell-range-address="Sheet1.A11:Sheet1.H31" chart:data-source-has-labels="both" svg:x="0.903cm" svg:y="1.955cm" svg:width="19.481cm" svg:height="10.386cm">
          <chartooo:coordinate-region svg:x="2.027cm" svg:y="2.167cm" svg:width="18.357cm" svg:height="9.501cm"/>
          <chart:axis chart:dimension="x" chart:name="primary-x" chart:style-name="ch5" chartooo:axis-type="auto">
            <chartooo:date-scale/>
            <chart:categories table:cell-range-address="Sheet1.B11:Sheet1.H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:Sheet1.H12" chart:label-cell-address="Sheet1.A12:Sheet1.A12" chart:class="chart:bar">
            <chart:data-point chart:repeated="7"/>
          </chart:series>
          <chart:series chart:style-name="ch9" chart:values-cell-range-address="Sheet1.B13:Sheet1.H13" chart:label-cell-address="Sheet1.A13:Sheet1.A13" chart:class="chart:bar">
            <chart:data-point chart:repeated="7"/>
          </chart:series>
          <chart:series chart:style-name="ch10" chart:values-cell-range-address="Sheet1.B14:Sheet1.H14" chart:label-cell-address="Sheet1.A14:Sheet1.A14" chart:class="chart:bar">
            <chart:data-point chart:repeated="7"/>
          </chart:series>
          <chart:series chart:style-name="ch11" chart:values-cell-range-address="Sheet1.B15:Sheet1.H15" chart:label-cell-address="Sheet1.A15:Sheet1.A15" chart:class="chart:bar">
            <chart:data-point chart:repeated="7"/>
          </chart:series>
          <chart:series chart:style-name="ch12" chart:values-cell-range-address="Sheet1.B16:Sheet1.H16" chart:label-cell-address="Sheet1.A16:Sheet1.A16" chart:class="chart:bar">
            <chart:data-point chart:repeated="7"/>
          </chart:series>
          <chart:series chart:style-name="ch13" chart:values-cell-range-address="Sheet1.B17:Sheet1.H17" chart:label-cell-address="Sheet1.A17:Sheet1.A17" chart:class="chart:bar">
            <chart:data-point chart:repeated="7"/>
          </chart:series>
          <chart:series chart:style-name="ch14" chart:values-cell-range-address="Sheet1.B18:Sheet1.H18" chart:label-cell-address="Sheet1.A18:Sheet1.A18" chart:class="chart:bar">
            <chart:data-point chart:repeated="7"/>
          </chart:series>
          <chart:series chart:style-name="ch15" chart:values-cell-range-address="Sheet1.B19:Sheet1.H19" chart:label-cell-address="Sheet1.A19:Sheet1.A19" chart:class="chart:bar">
            <chart:data-point chart:repeated="7"/>
          </chart:series>
          <chart:series chart:style-name="ch16" chart:values-cell-range-address="Sheet1.B20:Sheet1.H20" chart:label-cell-address="Sheet1.A20:Sheet1.A20" chart:class="chart:bar">
            <chart:data-point chart:repeated="7"/>
          </chart:series>
          <chart:series chart:style-name="ch17" chart:values-cell-range-address="Sheet1.B21:Sheet1.H21" chart:label-cell-address="Sheet1.A21:Sheet1.A21" chart:class="chart:bar">
            <chart:data-point chart:repeated="7"/>
          </chart:series>
          <chart:series chart:style-name="ch18" chart:values-cell-range-address="Sheet1.B22:Sheet1.H22" chart:label-cell-address="Sheet1.A22:Sheet1.A22" chart:class="chart:bar">
            <chart:data-point chart:repeated="7"/>
          </chart:series>
          <chart:series chart:style-name="ch19" chart:values-cell-range-address="Sheet1.B23:Sheet1.H23" chart:label-cell-address="Sheet1.A23:Sheet1.A23" chart:class="chart:bar">
            <chart:data-point chart:repeated="7"/>
          </chart:series>
          <chart:series chart:style-name="ch8" chart:values-cell-range-address="Sheet1.B24:Sheet1.H24" chart:label-cell-address="Sheet1.A24:Sheet1.A24" chart:class="chart:bar">
            <chart:data-point chart:repeated="7"/>
          </chart:series>
          <chart:series chart:style-name="ch9" chart:values-cell-range-address="Sheet1.B25:Sheet1.H25" chart:label-cell-address="Sheet1.A25:Sheet1.A25" chart:class="chart:bar">
            <chart:data-point chart:repeated="7"/>
          </chart:series>
          <chart:series chart:style-name="ch10" chart:values-cell-range-address="Sheet1.B26:Sheet1.H26" chart:label-cell-address="Sheet1.A26:Sheet1.A26" chart:class="chart:bar">
            <chart:data-point chart:repeated="7"/>
          </chart:series>
          <chart:series chart:style-name="ch11" chart:values-cell-range-address="Sheet1.B27:Sheet1.H27" chart:label-cell-address="Sheet1.A27:Sheet1.A27" chart:class="chart:bar">
            <chart:data-point chart:repeated="7"/>
          </chart:series>
          <chart:series chart:style-name="ch12" chart:values-cell-range-address="Sheet1.B28:Sheet1.H28" chart:label-cell-address="Sheet1.A28:Sheet1.A28" chart:class="chart:bar">
            <chart:data-point chart:repeated="7"/>
          </chart:series>
          <chart:series chart:style-name="ch13" chart:values-cell-range-address="Sheet1.B29:Sheet1.H29" chart:label-cell-address="Sheet1.A29:Sheet1.A29" chart:class="chart:bar">
            <chart:data-point chart:repeated="7"/>
          </chart:series>
          <chart:series chart:style-name="ch14" chart:values-cell-range-address="Sheet1.B30:Sheet1.H30" chart:label-cell-address="Sheet1.A30:Sheet1.A30" chart:class="chart:bar">
            <chart:data-point chart:repeated="7"/>
          </chart:series>
          <chart:series chart:style-name="ch20" chart:values-cell-range-address="Sheet1.B31:Sheet1.H31" chart:label-cell-address="Sheet1.A31:Sheet1.A31" chart:class="chart:ba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ro</text:p>
                <draw:g>
                  <svg:desc>Sheet1.B11:Sheet1.H11</svg:desc>
                </draw:g>
              </table:table-cell>
              <table:table-cell office:value-type="string">
                <text:p>brevetto</text:p>
              </table:table-cell>
              <table:table-cell office:value-type="string">
                <text:p>convegno</text:p>
              </table:table-cell>
              <table:table-cell office:value-type="string">
                <text:p>curatela</text:p>
              </table:table-cell>
              <table:table-cell office:value-type="string">
                <text:p>libro</text:p>
              </table:table-cell>
              <table:table-cell office:value-type="string">
                <text:p>rivista</text:p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12:Sheet1.A12</svg:desc>
                </draw:g>
              </table:table-cell>
              <table:table-cell office:value-type="float" office:value="115">
                <text:p>115</text:p>
                <draw:g>
                  <svg:desc>Sheet1.B12:Sheet1.H12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215">
                <text:p>215</text:p>
              </table:table-cell>
              <table:table-cell office:value-type="float" office:value="259">
                <text:p>259</text:p>
              </table:table-cell>
              <table:table-cell office:value-type="float" office:value="292">
                <text:p>292</text:p>
              </table:table-cell>
              <table:table-cell office:value-type="float" office:value="963">
                <text:p>96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eng</text:p>
                <draw:g>
                  <svg:desc>Sheet1.A13:Sheet1.A13</svg:desc>
                </draw:g>
              </table:table-cell>
              <table:table-cell office:value-type="float" office:value="61">
                <text:p>61</text:p>
                <draw:g>
                  <svg:desc>Sheet1.B13:Sheet1.H1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153">
                <text:p>1153</text:p>
              </table:table-cell>
              <table:table-cell office:value-type="float" office:value="141">
                <text:p>141</text:p>
              </table:table-cell>
              <table:table-cell office:value-type="float" office:value="128">
                <text:p>128</text:p>
              </table:table-cell>
              <table:table-cell office:value-type="float" office:value="764">
                <text:p>76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ger</text:p>
                <draw:g>
                  <svg:desc>Sheet1.A14:Sheet1.A14</svg:desc>
                </draw:g>
              </table:table-cell>
              <table:table-cell office:value-type="float" office:value="1">
                <text:p>1</text:p>
                <draw:g>
                  <svg:desc>Sheet1.B14:Sheet1.H1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pa</text:p>
                <draw:g>
                  <svg:desc>Sheet1.A15:Sheet1.A15</svg:desc>
                </draw:g>
              </table:table-cell>
              <table:table-cell office:value-type="float" office:value="1">
                <text:p>1</text:p>
                <draw:g>
                  <svg:desc>Sheet1.B15:Sheet1.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a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or</text:p>
                <draw:g>
                  <svg:desc>Sheet1.A17:Sheet1.A17</svg:desc>
                </draw:g>
              </table:table-cell>
              <table:table-cell office:value-type="float" office:value="2">
                <text:p>2</text:p>
                <draw:g>
                  <svg:desc>Sheet1.B17:Sheet1.H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pn</text:p>
                <draw:g>
                  <svg:desc>Sheet1.A18:Sheet1.A18</svg:desc>
                </draw:g>
              </table:table-cell>
              <table:table-cell office:value-type="float" office:value="1">
                <text:p>1</text:p>
                <draw:g>
                  <svg:desc>Sheet1.B18:Sheet1.H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</text:p>
                <draw:g>
                  <svg:desc>Sheet1.A19:Sheet1.A19</svg:desc>
                </draw:g>
              </table:table-cell>
              <table:table-cell office:value-type="float" office:value="1">
                <text:p>1</text:p>
                <draw:g>
                  <svg:desc>Sheet1.B19:Sheet1.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a</text:p>
                <draw:g>
                  <svg:desc>Sheet1.A20:Sheet1.A20</svg:desc>
                </draw:g>
              </table:table-cell>
              <table:table-cell office:value-type="float" office:value="0">
                <text:p>0</text:p>
                <draw:g>
                  <svg:desc>Sheet1.B20:Sheet1.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ld</text:p>
                <draw:g>
                  <svg:desc>Sheet1.A21:Sheet1.A21</svg:desc>
                </draw:g>
              </table:table-cell>
              <table:table-cell office:value-type="float" office:value="0">
                <text:p>0</text:p>
                <draw:g>
                  <svg:desc>Sheet1.B21:Sheet1.H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t</text:p>
                <draw:g>
                  <svg:desc>Sheet1.A22:Sheet1.A22</svg:desc>
                </draw:g>
              </table:table-cell>
              <table:table-cell office:value-type="float" office:value="1">
                <text:p>1</text:p>
                <draw:g>
                  <svg:desc>Sheet1.B22:Sheet1.H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l</text:p>
                <draw:g>
                  <svg:desc>Sheet1.A23:Sheet1.A23</svg:desc>
                </draw:g>
              </table:table-cell>
              <table:table-cell office:value-type="float" office:value="0">
                <text:p>0</text:p>
                <draw:g>
                  <svg:desc>Sheet1.B23:Sheet1.H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r</text:p>
                <draw:g>
                  <svg:desc>Sheet1.A24:Sheet1.A24</svg:desc>
                </draw:g>
              </table:table-cell>
              <table:table-cell office:value-type="float" office:value="0">
                <text:p>0</text:p>
                <draw:g>
                  <svg:desc>Sheet1.B24:Sheet1.H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b</text:p>
                <draw:g>
                  <svg:desc>Sheet1.A25:Sheet1.A25</svg:desc>
                </draw:g>
              </table:table-cell>
              <table:table-cell office:value-type="float" office:value="0">
                <text:p>0</text:p>
                <draw:g>
                  <svg:desc>Sheet1.B25:Sheet1.H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s</text:p>
                <draw:g>
                  <svg:desc>Sheet1.A26:Sheet1.A26</svg:desc>
                </draw:g>
              </table:table-cell>
              <table:table-cell office:value-type="float" office:value="0">
                <text:p>0</text:p>
                <draw:g>
                  <svg:desc>Sheet1.B26:Sheet1.H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we</text:p>
                <draw:g>
                  <svg:desc>Sheet1.A27:Sheet1.A27</svg:desc>
                </draw:g>
              </table:table-cell>
              <table:table-cell office:value-type="float" office:value="0">
                <text:p>0</text:p>
                <draw:g>
                  <svg:desc>Sheet1.B27:Sheet1.H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e</text:p>
                <draw:g>
                  <svg:desc>Sheet1.A28:Sheet1.A28</svg:desc>
                </draw:g>
              </table:table-cell>
              <table:table-cell office:value-type="float" office:value="0">
                <text:p>0</text:p>
                <draw:g>
                  <svg:desc>Sheet1.B28:Sheet1.H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l</text:p>
                <draw:g>
                  <svg:desc>Sheet1.A29:Sheet1.A29</svg:desc>
                </draw:g>
              </table:table-cell>
              <table:table-cell office:value-type="float" office:value="0">
                <text:p>0</text:p>
                <draw:g>
                  <svg:desc>Sheet1.B29:Sheet1.H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a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30:Sheet1.H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</text:p>
                <draw:g>
                  <svg:desc>Sheet1.A31:Sheet1.A31</svg:desc>
                </draw:g>
              </table:table-cell>
              <table:table-cell office:value-type="float" office:value="102">
                <text:p>102</text:p>
                <draw:g>
                  <svg:desc>Sheet1.B31:Sheet1.H3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6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2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2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2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2.747cm" svg:height="15.504cm" xlink:href=".." xlink:type="simple" chart:class="chart:bar" chart:style-name="ch1">
        <chart:title svg:x="15.377cm" svg:y="0.446cm" chart:style-name="ch2">
          <text:p>lingue log</text:p>
        </chart:title>
        <chart:legend chart:legend-position="end" svg:x="31.383cm" svg:y="2.462cm" style:legend-expansion="high" chart:style-name="ch3"/>
        <chart:plot-area chart:style-name="ch4" table:cell-range-address="Sheet1.A70:Sheet1.H90" chart:data-source-has-labels="both" svg:x="1.104cm" svg:y="2.155cm" svg:width="28.971cm" svg:height="12.619cm">
          <chartooo:coordinate-region svg:x="2.228cm" svg:y="2.367cm" svg:width="27.847cm" svg:height="11.734cm"/>
          <chart:axis chart:dimension="x" chart:name="primary-x" chart:style-name="ch5" chartooo:axis-type="auto">
            <chartooo:date-scale/>
            <chart:categories table:cell-range-address="Sheet1.B70:Sheet1.H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1:Sheet1.H71" chart:label-cell-address="Sheet1.A71:Sheet1.A71" chart:class="chart:bar">
            <chart:data-point chart:repeated="7"/>
          </chart:series>
          <chart:series chart:style-name="ch9" chart:values-cell-range-address="Sheet1.B72:Sheet1.H72" chart:label-cell-address="Sheet1.A72:Sheet1.A72" chart:class="chart:bar">
            <chart:data-point chart:repeated="7"/>
          </chart:series>
          <chart:series chart:style-name="ch10" chart:values-cell-range-address="Sheet1.B73:Sheet1.H73" chart:label-cell-address="Sheet1.A73:Sheet1.A73" chart:class="chart:bar">
            <chart:data-point chart:repeated="7"/>
          </chart:series>
          <chart:series chart:style-name="ch11" chart:values-cell-range-address="Sheet1.B74:Sheet1.H74" chart:label-cell-address="Sheet1.A74:Sheet1.A74" chart:class="chart:bar">
            <chart:data-point chart:repeated="7"/>
          </chart:series>
          <chart:series chart:style-name="ch12" chart:values-cell-range-address="Sheet1.B75:Sheet1.H75" chart:label-cell-address="Sheet1.A75:Sheet1.A75" chart:class="chart:bar">
            <chart:data-point chart:repeated="7"/>
          </chart:series>
          <chart:series chart:style-name="ch13" chart:values-cell-range-address="Sheet1.B76:Sheet1.H76" chart:label-cell-address="Sheet1.A76:Sheet1.A76" chart:class="chart:bar">
            <chart:data-point chart:repeated="7"/>
          </chart:series>
          <chart:series chart:style-name="ch14" chart:values-cell-range-address="Sheet1.B77:Sheet1.H77" chart:label-cell-address="Sheet1.A77:Sheet1.A77" chart:class="chart:bar">
            <chart:data-point chart:repeated="7"/>
          </chart:series>
          <chart:series chart:style-name="ch15" chart:values-cell-range-address="Sheet1.B78:Sheet1.H78" chart:label-cell-address="Sheet1.A78:Sheet1.A78" chart:class="chart:bar">
            <chart:data-point chart:repeated="7"/>
          </chart:series>
          <chart:series chart:style-name="ch16" chart:values-cell-range-address="Sheet1.B79:Sheet1.H79" chart:label-cell-address="Sheet1.A79:Sheet1.A79" chart:class="chart:bar">
            <chart:data-point chart:repeated="7"/>
          </chart:series>
          <chart:series chart:style-name="ch17" chart:values-cell-range-address="Sheet1.B80:Sheet1.H80" chart:label-cell-address="Sheet1.A80:Sheet1.A80" chart:class="chart:bar">
            <chart:data-point chart:repeated="7"/>
          </chart:series>
          <chart:series chart:style-name="ch18" chart:values-cell-range-address="Sheet1.B81:Sheet1.H81" chart:label-cell-address="Sheet1.A81:Sheet1.A81" chart:class="chart:bar">
            <chart:data-point chart:repeated="7"/>
          </chart:series>
          <chart:series chart:style-name="ch19" chart:values-cell-range-address="Sheet1.B82:Sheet1.H82" chart:label-cell-address="Sheet1.A82:Sheet1.A82" chart:class="chart:bar">
            <chart:data-point chart:repeated="7"/>
          </chart:series>
          <chart:series chart:style-name="ch8" chart:values-cell-range-address="Sheet1.B83:Sheet1.H83" chart:label-cell-address="Sheet1.A83:Sheet1.A83" chart:class="chart:bar">
            <chart:data-point chart:repeated="7"/>
          </chart:series>
          <chart:series chart:style-name="ch9" chart:values-cell-range-address="Sheet1.B84:Sheet1.H84" chart:label-cell-address="Sheet1.A84:Sheet1.A84" chart:class="chart:bar">
            <chart:data-point chart:repeated="7"/>
          </chart:series>
          <chart:series chart:style-name="ch10" chart:values-cell-range-address="Sheet1.B85:Sheet1.H85" chart:label-cell-address="Sheet1.A85:Sheet1.A85" chart:class="chart:bar">
            <chart:data-point chart:repeated="7"/>
          </chart:series>
          <chart:series chart:style-name="ch11" chart:values-cell-range-address="Sheet1.B86:Sheet1.H86" chart:label-cell-address="Sheet1.A86:Sheet1.A86" chart:class="chart:bar">
            <chart:data-point chart:repeated="7"/>
          </chart:series>
          <chart:series chart:style-name="ch12" chart:values-cell-range-address="Sheet1.B87:Sheet1.H87" chart:label-cell-address="Sheet1.A87:Sheet1.A87" chart:class="chart:bar">
            <chart:data-point chart:repeated="7"/>
          </chart:series>
          <chart:series chart:style-name="ch13" chart:values-cell-range-address="Sheet1.B88:Sheet1.H88" chart:label-cell-address="Sheet1.A88:Sheet1.A88" chart:class="chart:bar">
            <chart:data-point chart:repeated="7"/>
          </chart:series>
          <chart:series chart:style-name="ch14" chart:values-cell-range-address="Sheet1.B89:Sheet1.H89" chart:label-cell-address="Sheet1.A89:Sheet1.A89" chart:class="chart:bar">
            <chart:data-point chart:repeated="7"/>
          </chart:series>
          <chart:series chart:style-name="ch15" chart:values-cell-range-address="Sheet1.B90:Sheet1.H90" chart:label-cell-address="Sheet1.A90:Sheet1.A90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ro</text:p>
                <draw:g>
                  <svg:desc>Sheet1.B70:Sheet1.H70</svg:desc>
                </draw:g>
              </table:table-cell>
              <table:table-cell office:value-type="string">
                <text:p>brevetto</text:p>
              </table:table-cell>
              <table:table-cell office:value-type="string">
                <text:p>convegno</text:p>
              </table:table-cell>
              <table:table-cell office:value-type="string">
                <text:p>curatela</text:p>
              </table:table-cell>
              <table:table-cell office:value-type="string">
                <text:p>libro</text:p>
              </table:table-cell>
              <table:table-cell office:value-type="string">
                <text:p>rivista</text:p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71:Sheet1.A71</svg:desc>
                </draw:g>
              </table:table-cell>
              <table:table-cell office:value-type="float" office:value="6.84674402324487">
                <text:p>6.84674402324487</text:p>
                <draw:g>
                  <svg:desc>Sheet1.B71:Sheet1.H71</svg:desc>
                </draw:g>
              </table:table-cell>
              <table:table-cell office:value-type="float" office:value="5.1333991254172">
                <text:p>5.1333991254172</text:p>
              </table:table-cell>
              <table:table-cell office:value-type="float" office:value="7.7488637145357">
                <text:p>7.7488637145357</text:p>
              </table:table-cell>
              <table:table-cell office:value-type="float" office:value="8.01736520529273">
                <text:p>8.01736520529273</text:p>
              </table:table-cell>
              <table:table-cell office:value-type="float" office:value="8.19031854794182">
                <text:p>8.19031854794182</text:p>
              </table:table-cell>
              <table:table-cell office:value-type="float" office:value="9.91154179263472">
                <text:p>9.91154179263472</text:p>
              </table:table-cell>
              <table:table-cell office:value-type="float" office:value="10.4190121105385">
                <text:p>10.4190121105385</text:p>
              </table:table-cell>
            </table:table-row>
            <table:table-row>
              <table:table-cell office:value-type="string">
                <text:p>eng</text:p>
                <draw:g>
                  <svg:desc>Sheet1.A72:Sheet1.A72</svg:desc>
                </draw:g>
              </table:table-cell>
              <table:table-cell office:value-type="float" office:value="5.93310047493137">
                <text:p>5.93310047493137</text:p>
                <draw:g>
                  <svg:desc>Sheet1.B72:Sheet1.H72</svg:desc>
                </draw:g>
              </table:table-cell>
              <table:table-cell office:value-type="float" office:value="3.91647664443772">
                <text:p>3.91647664443772</text:p>
              </table:table-cell>
              <table:table-cell office:value-type="float" office:value="10.1713019175548">
                <text:p>10.1713019175548</text:p>
              </table:table-cell>
              <table:table-cell office:value-type="float" office:value="7.1405741777099">
                <text:p>7.1405741777099</text:p>
              </table:table-cell>
              <table:table-cell office:value-type="float" office:value="7.00112666545429">
                <text:p>7.00112666545429</text:p>
              </table:table-cell>
              <table:table-cell office:value-type="float" office:value="9.57761765010799">
                <text:p>9.57761765010799</text:p>
              </table:table-cell>
              <table:table-cell office:value-type="float" office:value="9.50402444263636">
                <text:p>9.50402444263636</text:p>
              </table:table-cell>
            </table:table-row>
            <table:table-row>
              <table:table-cell office:value-type="string">
                <text:p>ger</text:p>
                <draw:g>
                  <svg:desc>Sheet1.A73:Sheet1.A73</svg:desc>
                </draw:g>
              </table:table-cell>
              <table:table-cell office:value-type="float" office:value="0.137503523749935">
                <text:p>0.137503523749935</text:p>
                <draw:g>
                  <svg:desc>Sheet1.B73:Sheet1.H73</svg:desc>
                </draw:g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4.86294724802092">
                <text:p>4.86294724802092</text:p>
              </table:table-cell>
              <table:table-cell office:value-type="float" office:value="3.47248777146274">
                <text:p>3.47248777146274</text:p>
              </table:table-cell>
            </table:table-row>
            <table:table-row>
              <table:table-cell office:value-type="string">
                <text:p>spa</text:p>
                <draw:g>
                  <svg:desc>Sheet1.A74:Sheet1.A74</svg:desc>
                </draw:g>
              </table:table-cell>
              <table:table-cell office:value-type="float" office:value="0.137503523749935">
                <text:p>0.137503523749935</text:p>
                <draw:g>
                  <svg:desc>Sheet1.B74:Sheet1.H7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82781902461732">
                <text:p>2.82781902461732</text:p>
              </table:table-cell>
              <table:table-cell office:value-type="float" office:value="3.01792190799726">
                <text:p>3.01792190799726</text:p>
              </table:table-cell>
              <table:table-cell office:value-type="float" office:value="2.35049724708413">
                <text:p>2.35049724708413</text:p>
              </table:table-cell>
              <table:table-cell office:value-type="float" office:value="4.32912359629157">
                <text:p>4.32912359629157</text:p>
              </table:table-cell>
              <table:table-cell office:value-type="float" office:value="4.17791779219584">
                <text:p>4.17791779219584</text:p>
              </table:table-cell>
            </table:table-row>
            <table:table-row>
              <table:table-cell office:value-type="string">
                <text:p>fra</text:p>
                <draw:g>
                  <svg:desc>Sheet1.A75:Sheet1.A75</svg:desc>
                </draw:g>
              </table:table-cell>
              <table:table-cell office:value-type="float" office:value="0">
                <text:p>0</text:p>
                <draw:g>
                  <svg:desc>Sheet1.B75:Sheet1.H7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03562390973072">
                <text:p>2.03562390973072</text:p>
              </table:table-cell>
              <table:table-cell office:value-type="float" office:value="1.0703893278914">
                <text:p>1.0703893278914</text:p>
              </table:table-cell>
              <table:table-cell office:value-type="float" office:value="2.03562390973072">
                <text:p>2.03562390973072</text:p>
              </table:table-cell>
              <table:table-cell office:value-type="float" office:value="3.01792190799726">
                <text:p>3.01792190799726</text:p>
              </table:table-cell>
              <table:table-cell office:value-type="float" office:value="5.36106648879432">
                <text:p>5.36106648879432</text:p>
              </table:table-cell>
            </table:table-row>
            <table:table-row>
              <table:table-cell office:value-type="string">
                <text:p>por</text:p>
                <draw:g>
                  <svg:desc>Sheet1.A76:Sheet1.A76</svg:desc>
                </draw:g>
              </table:table-cell>
              <table:table-cell office:value-type="float" office:value="1.0703893278914">
                <text:p>1.0703893278914</text:p>
                <draw:g>
                  <svg:desc>Sheet1.B76:Sheet1.H7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35049724708413">
                <text:p>2.35049724708413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1.63226821549951">
                <text:p>1.63226821549951</text:p>
              </table:table-cell>
              <table:table-cell office:value-type="float" office:value="3.33628338786443">
                <text:p>3.33628338786443</text:p>
              </table:table-cell>
              <table:table-cell office:value-type="float" office:value="3.59693514238723">
                <text:p>3.59693514238723</text:p>
              </table:table-cell>
            </table:table-row>
            <table:table-row>
              <table:table-cell office:value-type="string">
                <text:p>jpn</text:p>
                <draw:g>
                  <svg:desc>Sheet1.A77:Sheet1.A77</svg:desc>
                </draw:g>
              </table:table-cell>
              <table:table-cell office:value-type="float" office:value="0.137503523749935">
                <text:p>0.137503523749935</text:p>
                <draw:g>
                  <svg:desc>Sheet1.B77:Sheet1.H7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2.03562390973072">
                <text:p>2.03562390973072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chi</text:p>
                <draw:g>
                  <svg:desc>Sheet1.A78:Sheet1.A78</svg:desc>
                </draw:g>
              </table:table-cell>
              <table:table-cell office:value-type="float" office:value="0.137503523749935">
                <text:p>0.137503523749935</text:p>
                <draw:g>
                  <svg:desc>Sheet1.B78:Sheet1.H7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0703893278914">
                <text:p>1.0703893278914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  <table:table-cell office:value-type="float" office:value="1.63226821549951">
                <text:p>1.63226821549951</text:p>
              </table:table-cell>
            </table:table-row>
            <table:table-row>
              <table:table-cell office:value-type="string">
                <text:p>ara</text:p>
                <draw:g>
                  <svg:desc>Sheet1.A79:Sheet1.A79</svg:desc>
                </draw:g>
              </table:table-cell>
              <table:table-cell office:value-type="float" office:value="0">
                <text:p>0</text:p>
                <draw:g>
                  <svg:desc>Sheet1.B79:Sheet1.H7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nld</text:p>
                <draw:g>
                  <svg:desc>Sheet1.A80:Sheet1.A80</svg:desc>
                </draw:g>
              </table:table-cell>
              <table:table-cell office:value-type="float" office:value="0">
                <text:p>0</text:p>
                <draw:g>
                  <svg:desc>Sheet1.B80:Sheet1.H8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kat</text:p>
                <draw:g>
                  <svg:desc>Sheet1.A81:Sheet1.A81</svg:desc>
                </draw:g>
              </table:table-cell>
              <table:table-cell office:value-type="float" office:value="0.137503523749935">
                <text:p>0.137503523749935</text:p>
                <draw:g>
                  <svg:desc>Sheet1.B81:Sheet1.H8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mul</text:p>
                <draw:g>
                  <svg:desc>Sheet1.A82:Sheet1.A82</svg:desc>
                </draw:g>
              </table:table-cell>
              <table:table-cell office:value-type="float" office:value="0">
                <text:p>0</text:p>
                <draw:g>
                  <svg:desc>Sheet1.B82:Sheet1.H8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0703893278914">
                <text:p>1.0703893278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tur</text:p>
                <draw:g>
                  <svg:desc>Sheet1.A83:Sheet1.A83</svg:desc>
                </draw:g>
              </table:table-cell>
              <table:table-cell office:value-type="float" office:value="0">
                <text:p>0</text:p>
                <draw:g>
                  <svg:desc>Sheet1.B83:Sheet1.H8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b</text:p>
                <draw:g>
                  <svg:desc>Sheet1.A84:Sheet1.A84</svg:desc>
                </draw:g>
              </table:table-cell>
              <table:table-cell office:value-type="float" office:value="0">
                <text:p>0</text:p>
                <draw:g>
                  <svg:desc>Sheet1.B84:Sheet1.H8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rus</text:p>
                <draw:g>
                  <svg:desc>Sheet1.A85:Sheet1.A85</svg:desc>
                </draw:g>
              </table:table-cell>
              <table:table-cell office:value-type="float" office:value="0">
                <text:p>0</text:p>
                <draw:g>
                  <svg:desc>Sheet1.B85:Sheet1.H8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swe</text:p>
                <draw:g>
                  <svg:desc>Sheet1.A86:Sheet1.A86</svg:desc>
                </draw:g>
              </table:table-cell>
              <table:table-cell office:value-type="float" office:value="0">
                <text:p>0</text:p>
                <draw:g>
                  <svg:desc>Sheet1.B86:Sheet1.H8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e</text:p>
                <draw:g>
                  <svg:desc>Sheet1.A87:Sheet1.A87</svg:desc>
                </draw:g>
              </table:table-cell>
              <table:table-cell office:value-type="float" office:value="0">
                <text:p>0</text:p>
                <draw:g>
                  <svg:desc>Sheet1.B87:Sheet1.H8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703893278914">
                <text:p>1.070389327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l</text:p>
                <draw:g>
                  <svg:desc>Sheet1.A88:Sheet1.A88</svg:desc>
                </draw:g>
              </table:table-cell>
              <table:table-cell office:value-type="float" office:value="0">
                <text:p>0</text:p>
                <draw:g>
                  <svg:desc>Sheet1.B88:Sheet1.H8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a</text:p>
                <draw:g>
                  <svg:desc>Sheet1.A89:Sheet1.A89</svg:desc>
                </draw:g>
              </table:table-cell>
              <table:table-cell office:value-type="float" office:value="0">
                <text:p>0</text:p>
                <draw:g>
                  <svg:desc>Sheet1.B89:Sheet1.H8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-</text:p>
                <draw:g>
                  <svg:desc>Sheet1.A90:Sheet1.A90</svg:desc>
                </draw:g>
              </table:table-cell>
              <table:table-cell office:value-type="float" office:value="6.67383905599044">
                <text:p>6.67383905599044</text:p>
                <draw:g>
                  <svg:desc>Sheet1.B90:Sheet1.H90</svg:desc>
                </draw:g>
              </table:table-cell>
              <table:table-cell office:value-type="float" office:value="1.63226821549951">
                <text:p>1.63226821549951</text:p>
              </table:table-cell>
              <table:table-cell office:value-type="float" office:value="6.50937914891469">
                <text:p>6.50937914891469</text:p>
              </table:table-cell>
              <table:table-cell office:value-type="float" office:value="5.21334728173344">
                <text:p>5.21334728173344</text:p>
              </table:table-cell>
              <table:table-cell office:value-type="float" office:value="3.91647664443772">
                <text:p>3.91647664443772</text:p>
              </table:table-cell>
              <table:table-cell office:value-type="float" office:value="-3.32192809488736">
                <text:p>-3.32192809488736</text:p>
              </table:table-cell>
              <table:table-cell office:value-type="float" office:value="5.61765111942733">
                <text:p>5.617651119427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